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ext_20_body" style:list-style-name="L33">
      <style:paragraph-properties fo:margin-top="0cm" fo:margin-bottom="0cm" style:contextual-spacing="false"/>
    </style:style>
    <style:style style:name="P36" style:family="paragraph" style:parent-style-name="Text_20_body" style:list-style-name="L34">
      <style:paragraph-properties fo:margin-top="0cm" fo:margin-bottom="0cm" style:contextual-spacing="false"/>
    </style:style>
    <style:style style:name="P37" style:family="paragraph" style:parent-style-name="Text_20_body" style:list-style-name="L35">
      <style:paragraph-properties fo:margin-top="0cm" fo:margin-bottom="0cm" style:contextual-spacing="false"/>
    </style:style>
    <style:style style:name="P38" style:family="paragraph" style:parent-style-name="Text_20_body" style:list-style-name="L36">
      <style:paragraph-properties fo:margin-top="0cm" fo:margin-bottom="0cm" style:contextual-spacing="false"/>
    </style:style>
    <style:style style:name="P39" style:family="paragraph" style:parent-style-name="Text_20_body" style:list-style-name="L37">
      <style:paragraph-properties fo:margin-top="0cm" fo:margin-bottom="0cm" style:contextual-spacing="false"/>
    </style:style>
    <style:style style:name="P40" style:family="paragraph" style:parent-style-name="Text_20_body" style:list-style-name="L38">
      <style:paragraph-properties fo:margin-top="0cm" fo:margin-bottom="0cm" style:contextual-spacing="false"/>
    </style:style>
    <style:style style:name="P41" style:family="paragraph" style:parent-style-name="Text_20_body" style:list-style-name="L39">
      <style:paragraph-properties fo:margin-top="0cm" fo:margin-bottom="0cm" style:contextual-spacing="false"/>
    </style:style>
    <style:style style:name="P42" style:family="paragraph" style:parent-style-name="Text_20_body" style:list-style-name="L40">
      <style:paragraph-properties fo:margin-top="0cm" fo:margin-bottom="0cm" style:contextual-spacing="false"/>
    </style:style>
    <style:style style:name="P43" style:family="paragraph" style:parent-style-name="Text_20_body" style:list-style-name="L41">
      <style:paragraph-properties fo:margin-top="0cm" fo:margin-bottom="0cm" style:contextual-spacing="false"/>
    </style:style>
    <style:style style:name="P44" style:family="paragraph" style:parent-style-name="Text_20_body" style:list-style-name="L42">
      <style:paragraph-properties fo:margin-top="0cm" fo:margin-bottom="0cm" style:contextual-spacing="false"/>
    </style:style>
    <style:style style:name="P45" style:family="paragraph" style:parent-style-name="Text_20_body" style:list-style-name="L43">
      <style:paragraph-properties fo:margin-top="0cm" fo:margin-bottom="0cm" style:contextual-spacing="false"/>
    </style:style>
    <style:style style:name="P46" style:family="paragraph" style:parent-style-name="Text_20_body" style:list-style-name="L44">
      <style:paragraph-properties fo:margin-top="0cm" fo:margin-bottom="0cm" style:contextual-spacing="false"/>
    </style:style>
    <style:style style:name="P47" style:family="paragraph" style:parent-style-name="Text_20_body" style:list-style-name="L45">
      <style:paragraph-properties fo:margin-top="0cm" fo:margin-bottom="0cm" style:contextual-spacing="false"/>
    </style:style>
    <style:style style:name="P48" style:family="paragraph" style:parent-style-name="Text_20_body" style:list-style-name="L46">
      <style:paragraph-properties fo:margin-top="0cm" fo:margin-bottom="0cm" style:contextual-spacing="false"/>
    </style:style>
    <style:style style:name="P49" style:family="paragraph" style:parent-style-name="Text_20_body" style:list-style-name="L47">
      <style:paragraph-properties fo:margin-top="0cm" fo:margin-bottom="0cm" style:contextual-spacing="false"/>
    </style:style>
    <style:style style:name="P50" style:family="paragraph" style:parent-style-name="Text_20_body">
      <style:text-properties fo:font-weight="bold" style:font-weight-asian="bold" style:font-weight-complex="bold"/>
    </style:style>
    <style:style style:name="P51" style:family="paragraph" style:parent-style-name="Text_20_body" style:list-style-name="L4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style:text-position="super 5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hodology</text:p>
      <text:list xml:id="list780166737" text:style-name="L1">
        <text:list-item>
          <text:p text:style-name="P3"><text:a xlink:type="simple" xlink:href="#research-questions---may-2023" text:style-name="Internet_20_link" text:visited-style-name="Visited_20_Internet_20_Link"><text:span text:style-name="Definition">Research Questions - May 2023</text:span></text:a></text:p>
        </text:list-item>
        <text:list-item>
          <text:p text:style-name="P3"><text:a xlink:type="simple" xlink:href="#outline" text:style-name="Internet_20_link" text:visited-style-name="Visited_20_Internet_20_Link"><text:span text:style-name="Definition">Outline</text:span></text:a></text:p>
          <text:list text:style-name="L2">
            <text:list-item>
              <text:p text:style-name="P4"><text:a xlink:type="simple" xlink:href="#note---coding-use-of-gdp." text:style-name="Internet_20_link" text:visited-style-name="Visited_20_Internet_20_Link"><text:span text:style-name="Definition">NOTE - Coding use of GDP.</text:span></text:a></text:p>
            </text:list-item>
            <text:list-item>
              <text:p text:style-name="P4"><text:a xlink:type="simple" xlink:href="#coding-based-on-chapter-4" text:style-name="Internet_20_link" text:visited-style-name="Visited_20_Internet_20_Link"><text:span text:style-name="Definition">Coding based on chapter 4</text:span></text:a></text:p>
            </text:list-item>
            <text:list-item>
              <text:p text:style-name="P4"><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
        </text:list-item>
        <text:list-item>
          <text:p text:style-name="P3"><text:a xlink:type="simple" xlink:href="#theoretical-framework" text:style-name="Internet_20_link" text:visited-style-name="Visited_20_Internet_20_Link"><text:span text:style-name="Definition">Theoretical Framework</text:span></text:a></text:p>
          <text:list text:style-name="L3">
            <text:list-item>
              <text:p text:style-name="P5"><text:a xlink:type="simple" xlink:href="#introduction-to-social-turn-school" text:style-name="Internet_20_link" text:visited-style-name="Visited_20_Internet_20_Link"><text:span text:style-name="Definition">Introduction to social turn, school,</text:span></text:a></text:p>
              <text:list text:style-name="L4">
                <text:list-item>
                  <text:p text:style-name="P6"><text:a xlink:type="simple" xlink:href="#build-on-the-literature-review--" text:style-name="Internet_20_link" text:visited-style-name="Visited_20_Internet_20_Link"><text:span text:style-name="Definition">Build on the Literature Review -</text:span></text:a></text:p>
                </text:list-item>
                <text:list-item>
                  <text:p text:style-name="P6"><text:a xlink:type="simple" xlink:href="#socio-cultural-research-methods" text:style-name="Internet_20_link" text:visited-style-name="Visited_20_Internet_20_Link"><text:span text:style-name="Definition">Socio cultural research methods</text:span></text:a></text:p>
                </text:list-item>
              </text:list>
            </text:list-item>
          </text:list>
        </text:list-item>
        <text:list-item>
          <text:p text:style-name="P3"><text:a xlink:type="simple" xlink:href="#justification-of-choice-of-methodology" text:style-name="Internet_20_link" text:visited-style-name="Visited_20_Internet_20_Link"><text:span text:style-name="Definition">Justification of choice of methodology</text:span></text:a></text:p>
          <text:list text:style-name="L5">
            <text:list-item>
              <text:p text:style-name="P7"><text:a xlink:type="simple" xlink:href="#a-social-rather-than-individual-constructivism" text:style-name="Internet_20_link" text:visited-style-name="Visited_20_Internet_20_Link"><text:span text:style-name="Definition">A social rather than individual constructivism</text:span></text:a></text:p>
            </text:list-item>
          </text:list>
        </text:list-item>
        <text:list-item>
          <text:p text:style-name="P3"><text:a xlink:type="simple" xlink:href="#design-based-research-and-intervention-studies-within-educational-field" text:style-name="Internet_20_link" text:visited-style-name="Visited_20_Internet_20_Link"><text:span text:style-name="Definition">Design-based research and Intervention studies within educational field</text:span></text:a></text:p>
        </text:list-item>
        <text:list-item>
          <text:p text:style-name="P3"><text:a xlink:type="simple" xlink:href="#conceptualising-emergent-agency-in-this-study" text:style-name="Internet_20_link" text:visited-style-name="Visited_20_Internet_20_Link"><text:span text:style-name="Definition">Conceptualising emergent agency in this study</text:span></text:a></text:p>
          <text:list text:style-name="L6">
            <text:list-item>
              <text:p text:style-name="P8"><text:a xlink:type="simple" xlink:href="#on-double-stimulation-and-agency" text:style-name="Internet_20_link" text:visited-style-name="Visited_20_Internet_20_Link"><text:span text:style-name="Definition">On double stimulation and agency</text:span></text:a></text:p>
            </text:list-item>
            <text:list-item>
              <text:p text:style-name="P8"><text:a xlink:type="simple" xlink:href="#on-affordances-and-anchors" text:style-name="Internet_20_link" text:visited-style-name="Visited_20_Internet_20_Link"><text:span text:style-name="Definition">On affordances and anchors</text:span></text:a></text:p>
            </text:list-item>
          </text:list>
        </text:list-item>
        <text:list-item>
          <text:p text:style-name="P3"><text:a xlink:type="simple" xlink:href="#conceptualising-activity-in-this-learning-design" text:style-name="Internet_20_link" text:visited-style-name="Visited_20_Internet_20_Link"><text:span text:style-name="Definition">Conceptualising activity in this learning design</text:span></text:a></text:p>
          <text:list text:style-name="L7">
            <text:list-item>
              <text:p text:style-name="P9"><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9"><text:a xlink:type="simple" xlink:href="#justification-of-gdp-as-a-unit-of-analysis" text:style-name="Internet_20_link" text:visited-style-name="Visited_20_Internet_20_Link"><text:span text:style-name="Definition">Justification of GDP as a unit of analysis</text:span></text:a></text:p>
            </text:list-item>
            <text:list-item>
              <text:p text:style-name="P9"><text:a xlink:type="simple" xlink:href="#conceptualising-activity-in-this-learning-design-1" text:style-name="Internet_20_link" text:visited-style-name="Visited_20_Internet_20_Link"><text:span text:style-name="Definition">Conceptualising activity in this learning design</text:span></text:a></text:p>
              <text:list text:style-name="L8">
                <text:list-item>
                  <text:p text:style-name="P10"><text:a xlink:type="simple" xlink:href="#loa-in-computing-pedagogy" text:style-name="Internet_20_link" text:visited-style-name="Visited_20_Internet_20_Link"><text:span text:style-name="Definition">LOA in Computing pedagogy</text:span></text:a></text:p>
                </text:list-item>
              </text:list>
            </text:list-item>
          </text:list>
        </text:list-item>
        <text:list-item>
          <text:p text:style-name="P3"><text:a xlink:type="simple" xlink:href="#sociocultural-methods-of-analysis" text:style-name="Internet_20_link" text:visited-style-name="Visited_20_Internet_20_Link"><text:span text:style-name="Definition">Sociocultural Methods of Analysis</text:span></text:a></text:p>
          <text:list text:style-name="L9">
            <text:list-item>
              <text:p text:style-name="P11"><text:a xlink:type="simple" xlink:href="#stages-of-data-gathering-and-analysis" text:style-name="Internet_20_link" text:visited-style-name="Visited_20_Internet_20_Link"><text:span text:style-name="Definition">Stages of Data Gathering and ANALYSIS</text:span></text:a></text:p>
              <text:list text:style-name="L10">
                <text:list-item>
                  <text:p text:style-name="P12"><text:a xlink:type="simple" xlink:href="#mutual-nature-of-the-evolution-of-the-design" text:style-name="Internet_20_link" text:visited-style-name="Visited_20_Internet_20_Link"><text:span text:style-name="Definition">Mutual nature of the evolution of the design</text:span></text:a></text:p>
                </text:list-item>
              </text:list>
            </text:list-item>
            <text:list-item>
              <text:p text:style-name="P11"><text:a xlink:type="simple" xlink:href="#role-of-practitioner-interviews" text:style-name="Internet_20_link" text:visited-style-name="Visited_20_Internet_20_Link"><text:span text:style-name="Definition">Role of Practitioner interviews</text:span></text:a></text:p>
            </text:list-item>
          </text:list>
        </text:list-item>
        <text:list-item>
          <text:p text:style-name="P3"><text:a xlink:type="simple" xlink:href="#data-gathering-methods-and-justification" text:style-name="Internet_20_link" text:visited-style-name="Visited_20_Internet_20_Link"><text:span text:style-name="Definition">Data gathering methods and justification</text:span></text:a></text:p>
        </text:list-item>
        <text:list-item>
          <text:p text:style-name="P3"><text:a xlink:type="simple" xlink:href="#data-processing" text:style-name="Internet_20_link" text:visited-style-name="Visited_20_Internet_20_Link"><text:span text:style-name="Definition">Data Processing</text:span></text:a></text:p>
          <text:list text:style-name="L11">
            <text:list-item>
              <text:p text:style-name="P13"><text:a xlink:type="simple" xlink:href="#video-processing" text:style-name="Internet_20_link" text:visited-style-name="Visited_20_Internet_20_Link"><text:span text:style-name="Definition">360 Video Processing</text:span></text:a></text:p>
            </text:list-item>
            <text:list-item>
              <text:p text:style-name="P13"><text:a xlink:type="simple" xlink:href="#screen-capture-processing" text:style-name="Internet_20_link" text:visited-style-name="Visited_20_Internet_20_Link"><text:span text:style-name="Definition">Screen Capture Processing</text:span></text:a></text:p>
            </text:list-item>
            <text:list-item>
              <text:p text:style-name="P13"><text:a xlink:type="simple" xlink:href="#general-file-management" text:style-name="Internet_20_link" text:visited-style-name="Visited_20_Internet_20_Link"><text:span text:style-name="Definition">General File management</text:span></text:a></text:p>
            </text:list-item>
            <text:list-item>
              <text:p text:style-name="P13"><text:a xlink:type="simple" xlink:href="#learnings-and-recommendations" text:style-name="Internet_20_link" text:visited-style-name="Visited_20_Internet_20_Link"><text:span text:style-name="Definition">Learnings and recommendations</text:span></text:a></text:p>
            </text:list-item>
          </text:list>
        </text:list-item>
        <text:list-item>
          <text:p text:style-name="P3"><text:a xlink:type="simple" xlink:href="#data-analysis-methods-and-justification" text:style-name="Internet_20_link" text:visited-style-name="Visited_20_Internet_20_Link"><text:span text:style-name="Definition">Data analysis methods and justification</text:span></text:a></text:p>
          <text:list text:style-name="L12">
            <text:list-item>
              <text:p text:style-name="P14"><text:a xlink:type="simple" xlink:href="#other-material---analysis-of-data" text:style-name="Internet_20_link" text:visited-style-name="Visited_20_Internet_20_Link"><text:span text:style-name="Definition">Other Material - Analysis of Data</text:span></text:a></text:p>
            </text:list-item>
            <text:list-item>
              <text:p text:style-name="P14"><text:a xlink:type="simple" xlink:href="#analysis-of-journal-and-teaching-resources" text:style-name="Internet_20_link" text:visited-style-name="Visited_20_Internet_20_Link"><text:span text:style-name="Definition">Analysis of Journal and Teaching Resources</text:span></text:a></text:p>
              <text:list text:style-name="L13">
                <text:list-item>
                  <text:p text:style-name="P15"><text:a xlink:type="simple" xlink:href="#overall-rational-and-approach" text:style-name="Internet_20_link" text:visited-style-name="Visited_20_Internet_20_Link"><text:span text:style-name="Definition">Overall Rational and Approach</text:span></text:a></text:p>
                </text:list-item>
              </text:list>
            </text:list-item>
            <text:list-item>
              <text:p text:style-name="P14"><text:a xlink:type="simple" xlink:href="#specifics-of-coding" text:style-name="Internet_20_link" text:visited-style-name="Visited_20_Internet_20_Link"><text:span text:style-name="Definition">Specifics of Coding</text:span></text:a></text:p>
              <text:list text:style-name="L14">
                <text:list-item>
                  <text:p text:style-name="P16"><text:a xlink:type="simple" xlink:href="#choosing-what-and-how-much-to-code" text:style-name="Internet_20_link" text:visited-style-name="Visited_20_Internet_20_Link"><text:span text:style-name="Definition">Choosing what and how much to code</text:span></text:a></text:p>
                </text:list-item>
                <text:list-item>
                  <text:p text:style-name="P16"><text:a xlink:type="simple" xlink:href="#using-a-3-planes-approach" text:style-name="Internet_20_link" text:visited-style-name="Visited_20_Internet_20_Link"><text:span text:style-name="Definition">Using a 3 Planes Approach</text:span></text:a></text:p>
                </text:list-item>
                <text:list-item>
                  <text:p text:style-name="P16"><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14"><text:a xlink:type="simple" xlink:href="#video-coding---analysis-of-data" text:style-name="Internet_20_link" text:visited-style-name="Visited_20_Internet_20_Link"><text:span text:style-name="Definition">Video Coding - Analysis of Data</text:span></text:a></text:p>
            </text:list-item>
            <text:list-item>
              <text:p text:style-name="P14"><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5">
                <text:list-item>
                  <text:p text:style-name="P17"><text:a xlink:type="simple" xlink:href="#overall-rational-and-approach-of-coding-video-data" text:style-name="Internet_20_link" text:visited-style-name="Visited_20_Internet_20_Link"><text:span text:style-name="Definition">Overall Rational and Approach of Coding Video Data</text:span></text:a></text:p>
                </text:list-item>
                <text:list-item>
                  <text:p text:style-name="P17"><text:a xlink:type="simple" xlink:href="#what-was-excluded-and-rationale" text:style-name="Internet_20_link" text:visited-style-name="Visited_20_Internet_20_Link"><text:soft-page-break/><text:span text:style-name="Definition">What was Excluded and Rationale</text:span></text:a></text:p>
                </text:list-item>
                <text:list-item>
                  <text:p text:style-name="P17"><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7"><text:a xlink:type="simple" xlink:href="#coding-design-cycle-stages" text:style-name="Internet_20_link" text:visited-style-name="Visited_20_Internet_20_Link"><text:span text:style-name="Definition">Coding Design Cycle Stages</text:span></text:a></text:p>
                </text:list-item>
                <text:list-item>
                  <text:p text:style-name="P17"><text:a xlink:type="simple" xlink:href="#coding-game-design-themes" text:style-name="Internet_20_link" text:visited-style-name="Visited_20_Internet_20_Link"><text:span text:style-name="Definition">Coding Game Design Themes</text:span></text:a></text:p>
                </text:list-item>
              </text:list>
            </text:list-item>
            <text:list-item>
              <text:p text:style-name="P14"><text:a xlink:type="simple" xlink:href="#grades-of-video-data-analysis" text:style-name="Internet_20_link" text:visited-style-name="Visited_20_Internet_20_Link"><text:span text:style-name="Definition">Grades of video data analysis</text:span></text:a></text:p>
            </text:list-item>
            <text:list-item>
              <text:p text:style-name="P14"><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4"><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14"><text:a xlink:type="simple" xlink:href="#discussion---post-mortem---perhaps-shift-to-last-chapter-finally" text:style-name="Internet_20_link" text:visited-style-name="Visited_20_Internet_20_Link"><text:span text:style-name="Definition">Discussion - post mortem - PERHAPS SHIFT TO LAST CHAPTER finally</text:span></text:a></text:p>
            </text:list-item>
            <text:list-item>
              <text:p text:style-name="P14"><text:a xlink:type="simple" xlink:href="#data-validity---triangulation-of-data" text:style-name="Internet_20_link" text:visited-style-name="Visited_20_Internet_20_Link"><text:span text:style-name="Definition">Data Validity - Triangulation of Data</text:span></text:a></text:p>
            </text:list-item>
            <text:list-item>
              <text:p text:style-name="P14"><text:a xlink:type="simple" xlink:href="#generalisation-of-results" text:style-name="Internet_20_link" text:visited-style-name="Visited_20_Internet_20_Link"><text:span text:style-name="Definition">Generalisation of Results</text:span></text:a></text:p>
            </text:list-item>
          </text:list>
        </text:list-item>
        <text:list-item>
          <text:p text:style-name="P3"><text:a xlink:type="simple" xlink:href="#research-questions" text:style-name="Internet_20_link" text:visited-style-name="Visited_20_Internet_20_Link"><text:span text:style-name="Definition">Research Questions</text:span></text:a></text:p>
          <text:list text:style-name="L16">
            <text:list-item>
              <text:p text:style-name="P18"><text:a xlink:type="simple" xlink:href="#how-research-questions-evolved" text:style-name="Internet_20_link" text:visited-style-name="Visited_20_Internet_20_Link"><text:span text:style-name="Definition">How Research Questions Evolved</text:span></text:a></text:p>
            </text:list-item>
            <text:list-item>
              <text:p text:style-name="P18"><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item>
              <text:p text:style-name="P18"><text:a xlink:type="simple" xlink:href="#rq1---what-game-making-pedagogies-exist--" text:style-name="Internet_20_link" text:visited-style-name="Visited_20_Internet_20_Link"><text:span text:style-name="Definition">RQ1 - What game making pedagogies exist? -</text:span></text:a></text:p>
            </text:list-item>
            <text:list-item>
              <text:p text:style-name="P18"><text:a xlink:type="simple" xlink:href="#rq2---how-can-you-apply-project-based-learning-principles-and-inclusive-teaching-methods-to-a-game-making-creative-coding" text:style-name="Internet_20_link" text:visited-style-name="Visited_20_Internet_20_Link"><text:span text:style-name="Definition">RQ2 - How can you apply Project Based Learning principles (and inclusive teaching methods) to a game making / creative coding?</text:span></text:a></text:p>
            </text:list-item>
            <text:list-item>
              <text:p text:style-name="P18"><text:a xlink:type="simple" xlink:href="#rq3---how-do-game-patterns-support-the-development-of-coding-practices-with-novices" text:style-name="Internet_20_link" text:visited-style-name="Visited_20_Internet_20_Link"><text:span text:style-name="Definition">RQ3 - How do game patterns support the development of coding practices with novices?</text:span></text:a></text:p>
            </text:list-item>
            <text:list-item>
              <text:p text:style-name="P18"><text:a xlink:type="simple" xlink:href="#rq4---what-effect-does-a-pedagogical-model-focused-on-pbl-principles-especially-learner-choice-have-on-parent-and-child-learner-experiences-of-digital-game-making" text:style-name="Internet_20_link" text:visited-style-name="Visited_20_Internet_20_Link"><text:span text:style-name="Definition">RQ4 - What effect does a pedagogical model focused on PBL principles (especially learner choice) have on parent and child learner experiences of digital game making ?</text:span></text:a></text:p>
            </text:list-item>
            <text:list-item>
              <text:p text:style-name="P18"><text:a xlink:type="simple" xlink:href="#description-of-phases" text:style-name="Internet_20_link" text:visited-style-name="Visited_20_Internet_20_Link"><text:span text:style-name="Definition">Description of Phases</text:span></text:a></text:p>
            </text:list-item>
          </text:list>
        </text:list-item>
        <text:list-item>
          <text:p text:style-name="P3"><text:a xlink:type="simple" xlink:href="#discussion-on-methodology-in-relation-to-other-dbr" text:style-name="Internet_20_link" text:visited-style-name="Visited_20_Internet_20_Link"><text:span text:style-name="Definition">Discussion on Methodology in relation to other DBR</text:span></text:a></text:p>
          <text:list text:style-name="L17">
            <text:list-item>
              <text:p text:style-name="P19"><text:a xlink:type="simple" xlink:href="#more-material-on-expansive-learning" text:style-name="Internet_20_link" text:visited-style-name="Visited_20_Internet_20_Link"><text:span text:style-name="Definition">More material on Expansive Learning</text:span></text:a></text:p>
            </text:list-item>
            <text:list-item>
              <text:p text:style-name="P19"><text:a xlink:type="simple" xlink:href="#th-dimension-case-study" text:style-name="Internet_20_link" text:visited-style-name="Visited_20_Internet_20_Link"><text:span text:style-name="Definition">5th dimension Case Study</text:span></text:a></text:p>
            </text:list-item>
            <text:list-item>
              <text:p text:style-name="P19"><text:a xlink:type="simple" xlink:href="#discussion-based-on-case-studies." text:style-name="Internet_20_link" text:visited-style-name="Visited_20_Internet_20_Link"><text:span text:style-name="Definition">Discussion based on case studies.</text:span></text:a></text:p>
            </text:list-item>
          </text:list>
        </text:list-item>
        <text:list-item>
          <text:p text:style-name="P3"><text:a xlink:type="simple" xlink:href="#transition-to-next-chapter---about-the-specifics-of-mutual-evolution-of-learning-design" text:style-name="Internet_20_link" text:visited-style-name="Visited_20_Internet_20_Link"><text:span text:style-name="Definition">Transition to next Chapter - About the specifics of mutual evolution of Learning DESIGN</text:span></text:a></text:p>
        </text:list-item>
      </text:list>
      <text:h text:style-name="Heading_20_2" text:outline-level="2"><text:bookmark-start text:name="research-questions---may-2023"/>Research Questions - May 2023<text:bookmark-end text:name="research-questions---may-2023"/></text:h>
      <text:list text:style-name="L18">
        <text:list-item>
          <text:p text:style-name="P20">What pedagogical resources are available to support novices learning coding, particularly in game making communities? </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outline"/>Outline<text:bookmark-end text:name="outline"/></text:h>
      <text:list xml:id="list3842138518" text:style-name="L19">
        <text:list-item>
          <text:p text:style-name="P21">Theoretical frameworks</text:p>
          <text:list text:style-name="L20">
            <text:list-item>
              <text:p text:style-name="P22">Social turn,</text:p>
              <text:list text:style-name="L21">
                <text:list-item>
                  <text:p text:style-name="P23">Overview of AT(Soviet) and socio cultural (US), and merged into CHAT</text:p>
                </text:list-item>
                <text:list-item>
                  <text:p text:style-name="P23">CHAT</text:p>
                </text:list-item>
                <text:list-item>
                  <text:p text:style-name="P23">Use of 3 planes of foci from Rogoff</text:p>
                </text:list-item>
              </text:list>
            </text:list-item>
            <text:list-item>
              <text:p text:style-name="P22">Design based intervention / research</text:p>
              <text:list text:style-name="L22">
                <text:list-item>
                  <text:p text:style-name="P24">Importance of participant agency (cf Participatory Design )</text:p>
                </text:list-item>
              </text:list>
            </text:list-item>
            <text:list-item>
              <text:p text:style-name="P22"><text:soft-page-break/>Conceptions of Agency &amp; implications for design / analysis from DBR and CHAT</text:p>
            </text:list-item>
            <text:list-item>
              <text:p text:style-name="P22">DBR, AT &amp; Agency in a digital learning context ()</text:p>
              <text:list text:style-name="L23">
                <text:list-item>
                  <text:p text:style-name="P25">Methods</text:p>
                </text:list-item>
              </text:list>
            </text:list-item>
            <text:list-item>
              <text:p text:style-name="P22">Discussion about scope of analysis -</text:p>
            </text:list-item>
            <text:list-item>
              <text:p text:style-name="P22">Justification of GDP as a key unit of analysis</text:p>
            </text:list-item>
            <text:list-item>
              <text:p text:style-name="P22">implications for granularity of research data (via video capture etc)</text:p>
            </text:list-item>
            <text:list-item>
              <text:p text:style-name="P22">other questions to inform context and community (via interview data)</text:p>
            </text:list-item>
          </text:list>
        </text:list-item>
        <text:list-item>
          <text:p text:style-name="P21">DBR, design process</text:p>
          <text:list text:style-name="L24">
            <text:list-item>
              <text:p text:style-name="P26">Mostly signpost to the next chapters</text:p>
            </text:list-item>
          </text:list>
        </text:list-item>
        <text:list-item>
          <text:p text:style-name="P21">Conceptualising learner agency</text:p>
        </text:list-item>
        <text:list-item>
          <text:p text:style-name="P21">Data gathering</text:p>
          <text:list text:style-name="L25">
            <text:list-item>
              <text:p text:style-name="P27">360</text:p>
            </text:list-item>
          </text:list>
        </text:list-item>
        <text:list-item>
          <text:p text:style-name="P21">Data analysis</text:p>
          <text:list text:style-name="L26">
            <text:list-item>
              <text:p text:style-name="P28">Broad description based</text:p>
            </text:list-item>
            <text:list-item>
              <text:p text:style-name="P28">Gesture analysis in more granular examples</text:p>
            </text:list-item>
          </text:list>
        </text:list-item>
      </text:list>
      <text:h text:style-name="Heading_20_3" text:outline-level="3"><text:bookmark-start text:name="note---coding-use-of-gdp."/>NOTE - Coding use of GDP.<text:bookmark-end text:name="note---coding-use-of-gdp."/></text:h>
      <text:list text:style-name="L27">
        <text:list-item>
          <text:p text:style-name="P29">Give this a go -</text:p>
        </text:list-item>
        <text:list-item>
          <text:p text:style-name="P29">See gdp chapter index for latest ones</text:p>
        </text:list-item>
      </text:list>
      <text:h text:style-name="Heading_20_3" text:outline-level="3"><text:bookmark-start text:name="coding-based-on-chapter-4"/>Coding based on chapter 4<text:bookmark-end text:name="coding-based-on-chapter-4"/></text:h>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Answering RQ - on pedagogical resources / agency / use of GDPs</text:p>
      <text:p text:style-name="Text_20_body">THIS IMAGINED FOR CONCLUSION BUT ALSO CODE TO IT? OR ABOVE?</text:p>
      <text:list text:style-name="L28">
        <text:list-item>
          <text:p text:style-name="P30">learners developing agency through personal expression of home and other Identities</text:p>
        </text:list-item>
        <text:list-item>
          <text:p text:style-name="P30">agency through choice over pathway via GDPS</text:p>
        </text:list-item>
        <text:list-item>
          <text:p text:style-name="P30">agency through flexible design cycle pathways, especially via community playtesting</text:p>
        </text:list-item>
        <text:list-item>
          <text:p text:style-name="P30">developing agency through celebration of different game maker styles</text:p>
        </text:list-item>
        <text:list-item>
          <text:p text:style-name="P30">authenticity of tool use, especially docs and access to Community</text:p>
        </text:list-item>
        <text:list-item>
          <text:p text:style-name="P30">authenticity of audience - and role of drama to facilitate reflection</text:p>
        </text:list-item>
      </text:list>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h text:style-name="Heading_20_4" text:outline-level="4"><text:bookmark-start text:name="build-on-the-literature-review--"/>Build on the Literature Review -<text:bookmark-end text:name="build-on-the-literature-review--"/></text:h>
      <text:p text:style-name="First_20_paragraph">In the literature review we explored sociocultural views on learning and development on learning in created cultures.</text:p>
      <text:h text:style-name="Heading_20_4" text:outline-level="4"><text:bookmark-start text:name="socio-cultural-research-methods"/><text:soft-page-break/>Socio cultural research methods<text:bookmark-end text:name="socio-cultural-research-methods"/></text:h>
      <text:p text:style-name="First_20_paragraph">NOTE - check alignment to RQs here</text:p>
      <text:p text:style-name="Text_20_body">The focus of this study is on the construction of shared meaning and practices as part of an emerging community of game makers.</text:p>
      <text:p text:style-name="Text_20_body">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Barab and Squire <text:reference-mark-start text:name="ZOTERO_ITEM CSL_CITATION {&quot;schema&quot;:&quot;https://github.com/citation-style-language/schema/raw/master/csl-citation.json&quot;,&quot;citationID&quot;:&quot;kuuxfith&quot;,&quot;properties&quot;:{&quot;noteIndex&quot;:0,&quot;formattedCitation&quot;:&quot;[@barab_design-based_2004]&quot;},&quot;citationItems&quot;:[{&quot;prefix&quot;:&quot;&quot;,&quot;id&quot;:3873,&quot;suffix&quot;:&quot;&quot;,&quot;uri&quot;:[&quot;http://zotero.org/users/1913249/items/4AWFP7ZD&quot;],&quot;itemData&quot;:{&quot;author&quot;:[{&quot;family&quot;:&quot;Barab&quot;,&quot;given&quot;:&quot;Sasha&quot;},{&quot;family&quot;:&quot;Squire&quot;,&quot;given&quot;:&quot;Kurt&quot;}],&quot;volume&quot;:&quot;13&quot;,&quot;issue&quot;:&quot;1&quot;,&quot;type&quot;:&quot;article-journal&quot;,&quot;URL&quot;:&quot;http://www.tandfonline.com/doi/abs/10.1207/s15327809jls1301_1&quot;,&quot;source&quot;:&quot;Crossref&quot;,&quot;accessed&quot;:{&quot;date-parts&quot;:[[2018,4,21]]},&quot;ISSN&quot;:&quot;1050-8406, 1532-7809&quot;,&quot;citation-key&quot;:&quot;barab_design-based_2004&quot;,&quot;container-title&quot;:&quot;Journal of the Learning Sciences&quot;,&quot;id&quot;:&quot;barab_design-based_2004&quot;,&quot;title-short&quot;:&quot;Design-based research&quot;,&quot;page&quot;:&quot;1-14&quot;,&quot;title&quot;:&quot;Design-based research: putting a stake in the ground&quot;,&quot;DOI&quot;:&quot;10.1207/s15327809jls1301_1&quot;,&quot;language&quot;:&quot;en&quot;,&quot;issued&quot;:{&quot;date-parts&quot;:[[2004,1]]}},&quot;uris&quot;:[&quot;http://zotero.org/users/1913249/items/4AWFP7ZD&quot;]}]} RNDomqjnyxqsd"/>&lt;Do Zotero Refresh: [@barab_design-based_2004]&gt;<text:reference-mark-end text:name="ZOTERO_ITEM CSL_CITATION {&quot;schema&quot;:&quot;https://github.com/citation-style-language/schema/raw/master/csl-citation.json&quot;,&quot;citationID&quot;:&quot;kuuxfith&quot;,&quot;properties&quot;:{&quot;noteIndex&quot;:0,&quot;formattedCitation&quot;:&quot;[@barab_design-based_2004]&quot;},&quot;citationItems&quot;:[{&quot;prefix&quot;:&quot;&quot;,&quot;id&quot;:3873,&quot;suffix&quot;:&quot;&quot;,&quot;uri&quot;:[&quot;http://zotero.org/users/1913249/items/4AWFP7ZD&quot;],&quot;itemData&quot;:{&quot;author&quot;:[{&quot;family&quot;:&quot;Barab&quot;,&quot;given&quot;:&quot;Sasha&quot;},{&quot;family&quot;:&quot;Squire&quot;,&quot;given&quot;:&quot;Kurt&quot;}],&quot;volume&quot;:&quot;13&quot;,&quot;issue&quot;:&quot;1&quot;,&quot;type&quot;:&quot;article-journal&quot;,&quot;URL&quot;:&quot;http://www.tandfonline.com/doi/abs/10.1207/s15327809jls1301_1&quot;,&quot;source&quot;:&quot;Crossref&quot;,&quot;accessed&quot;:{&quot;date-parts&quot;:[[2018,4,21]]},&quot;ISSN&quot;:&quot;1050-8406, 1532-7809&quot;,&quot;citation-key&quot;:&quot;barab_design-based_2004&quot;,&quot;container-title&quot;:&quot;Journal of the Learning Sciences&quot;,&quot;id&quot;:&quot;barab_design-based_2004&quot;,&quot;title-short&quot;:&quot;Design-based research&quot;,&quot;page&quot;:&quot;1-14&quot;,&quot;title&quot;:&quot;Design-based research: putting a stake in the ground&quot;,&quot;DOI&quot;:&quot;10.1207/s15327809jls1301_1&quot;,&quot;language&quot;:&quot;en&quot;,&quot;issued&quot;:{&quot;date-parts&quot;:[[2004,1]]}},&quot;uris&quot;:[&quot;http://zotero.org/users/1913249/items/4AWFP7ZD&quot;]}]} RNDomqjnyxqsd"/></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schema&quot;:&quot;https://github.com/citation-style-language/schema/raw/master/csl-citation.json&quot;,&quot;citationID&quot;:&quot;pagduekd&quot;,&quot;properties&quot;:{&quot;noteIndex&quot;:0,&quot;formattedCitation&quot;:&quot;[-@cobb_where_1994]&quot;},&quot;citationItems&quot;:[{&quot;prefix&quot;:&quot;&quot;,&quot;id&quot;:3326,&quot;suffix&quot;:&quot;&quot;,&quot;uri&quot;:[&quot;http://zotero.org/users/1913249/items/NA88VYVT&quot;],&quot;suppress-author&quot;:true,&quot;itemData&quot;:{&quot;type&quot;:&quot;article-journal&quot;,&quot;author&quot;:[{&quot;family&quot;:&quot;Cobb&quot;,&quot;given&quot;:&quot;Paul&quot;}],&quot;volume&quot;:&quot;23&quot;,&quot;citation-key&quot;:&quot;cobb_where_1994&quot;,&quot;issue&quot;:&quot;7&quot;,&quot;page&quot;:&quot;13–20&quot;,&quot;title&quot;:&quot;Where is the mind? Constructivist and sociocultural perspectives on mathematical development&quot;,&quot;id&quot;:&quot;cobb_where_1994&quot;,&quot;container-title&quot;:&quot;Educational researcher&quot;,&quot;issued&quot;:{&quot;date-parts&quot;:[[1994]]}},&quot;uris&quot;:[&quot;http://zotero.org/users/1913249/items/NA88VYVT&quot;]}]} RNDczfnvphqnm"/>&lt;Do Zotero Refresh: [-@cobb_where_1994]&gt;<text:reference-mark-end text:name="ZOTERO_ITEM CSL_CITATION {&quot;schema&quot;:&quot;https://github.com/citation-style-language/schema/raw/master/csl-citation.json&quot;,&quot;citationID&quot;:&quot;pagduekd&quot;,&quot;properties&quot;:{&quot;noteIndex&quot;:0,&quot;formattedCitation&quot;:&quot;[-@cobb_where_1994]&quot;},&quot;citationItems&quot;:[{&quot;prefix&quot;:&quot;&quot;,&quot;id&quot;:3326,&quot;suffix&quot;:&quot;&quot;,&quot;uri&quot;:[&quot;http://zotero.org/users/1913249/items/NA88VYVT&quot;],&quot;suppress-author&quot;:true,&quot;itemData&quot;:{&quot;type&quot;:&quot;article-journal&quot;,&quot;author&quot;:[{&quot;family&quot;:&quot;Cobb&quot;,&quot;given&quot;:&quot;Paul&quot;}],&quot;volume&quot;:&quot;23&quot;,&quot;citation-key&quot;:&quot;cobb_where_1994&quot;,&quot;issue&quot;:&quot;7&quot;,&quot;page&quot;:&quot;13–20&quot;,&quot;title&quot;:&quot;Where is the mind? Constructivist and sociocultural perspectives on mathematical development&quot;,&quot;id&quot;:&quot;cobb_where_1994&quot;,&quot;container-title&quot;:&quot;Educational researcher&quot;,&quot;issued&quot;:{&quot;date-parts&quot;:[[1994]]}},&quot;uris&quot;:[&quot;http://zotero.org/users/1913249/items/NA88VYVT&quot;]}]} RNDczfnvphqnm"/>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text:span text:style-name="T1">ackermannPiagetConstructivismPapert2001?</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1">oloughlinRethinkingScienceEducation1992?</text:span>) . Some of the specifics of these processes have already been named in the section above looking at collaboration. Other concepts of value include Vygotsky’s concept of mediated action Wertsch, 1994); Rogoff’s (<text:span text:style-name="T1">rogoffObservingSocioculturalActivity1993?</text:span>) take on guided participation within a community of learners; and more detailed analysis of roles community-based transfer of knowledge in practice Lave and Wenger (<text:span text:style-name="T1">laveSituatedLearningLegitimate1991?</text:span>).</text:p>
      <text:p text:style-name="Text_20_body"><text:soft-page-break/>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1">kafaiConstructionistGamingUnderstanding2015?</text:span>). Kafai and Burke draw on the conceptions of Rogoff (<text:span text:style-name="T1">rogoffObservingSocioculturalActivity1993?</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1">laveSituatedLearningLegitimate1991?</text:span>) , Activity Theory .</text:p>
      <text:p text:style-name="Text_20_body">I have chosen to use a design based research and to draw on the work of Rogoff (<text:span text:style-name="T1">rogoffObservingSocioculturalActivity1993?</text:span>; <text:span text:style-name="T1">rogoffGuidedParticipationCultural1993?</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D&quot;:&quot;fyxdwqlq&quot;,&quot;properties&quot;:{&quot;noteIndex&quot;:0,&quot;formattedCitation&quot;:&quot;[@brown_design_1992]&quot;},&quot;citationItems&quot;:[{&quot;prefix&quot;:&quot;&quot;,&quot;id&quot;:3762,&quot;suffix&quot;:&quot;&quot;,&quot;uri&quot;:[&quot;http://zotero.org/users/1913249/items/CGB9FPCD&quot;],&quot;itemData&quot;:{&quot;author&quot;:[{&quot;family&quot;:&quot;Brown&quot;,&quot;given&quot;:&quot;Ann L.&quot;}],&quot;volume&quot;:&quot;2&quot;,&quot;issue&quot;:&quot;2&quot;,&quot;type&quot;:&quot;article-journal&quot;,&quot;URL&quot;:&quot;http://www.tandfonline.com/doi/abs/10.1207/s15327809jls0202_2&quot;,&quot;source&quot;:&quot;CrossRef&quot;,&quot;accessed&quot;:{&quot;date-parts&quot;:[[2017,10,9]]},&quot;ISSN&quot;:&quot;1050-8406, 1532-7809&quot;,&quot;citation-key&quot;:&quot;brown_design_1992&quot;,&quot;container-title&quot;:&quot;Journal of the Learning Sciences&quot;,&quot;id&quot;:&quot;brown_design_1992&quot;,&quot;title-short&quot;:&quot;Design experiments&quot;,&quot;page&quot;:&quot;141-178&quot;,&quot;title&quot;:&quot;Design experiments: theoretical and methodological challenges in creating complex interventions in classroom settings&quot;,&quot;DOI&quot;:&quot;10.1207/s15327809jls0202_2&quot;,&quot;language&quot;:&quot;en&quot;,&quot;issued&quot;:{&quot;date-parts&quot;:[[1992,4]]}},&quot;uris&quot;:[&quot;http://zotero.org/users/1913249/items/CGB9FPCD&quot;]}]} RNDhuhlfehoke"/>&lt;Do Zotero Refresh: [@brown_design_1992]&gt;<text:reference-mark-end text:name="ZOTERO_ITEM CSL_CITATION {&quot;schema&quot;:&quot;https://github.com/citation-style-language/schema/raw/master/csl-citation.json&quot;,&quot;citationID&quot;:&quot;fyxdwqlq&quot;,&quot;properties&quot;:{&quot;noteIndex&quot;:0,&quot;formattedCitation&quot;:&quot;[@brown_design_1992]&quot;},&quot;citationItems&quot;:[{&quot;prefix&quot;:&quot;&quot;,&quot;id&quot;:3762,&quot;suffix&quot;:&quot;&quot;,&quot;uri&quot;:[&quot;http://zotero.org/users/1913249/items/CGB9FPCD&quot;],&quot;itemData&quot;:{&quot;author&quot;:[{&quot;family&quot;:&quot;Brown&quot;,&quot;given&quot;:&quot;Ann L.&quot;}],&quot;volume&quot;:&quot;2&quot;,&quot;issue&quot;:&quot;2&quot;,&quot;type&quot;:&quot;article-journal&quot;,&quot;URL&quot;:&quot;http://www.tandfonline.com/doi/abs/10.1207/s15327809jls0202_2&quot;,&quot;source&quot;:&quot;CrossRef&quot;,&quot;accessed&quot;:{&quot;date-parts&quot;:[[2017,10,9]]},&quot;ISSN&quot;:&quot;1050-8406, 1532-7809&quot;,&quot;citation-key&quot;:&quot;brown_design_1992&quot;,&quot;container-title&quot;:&quot;Journal of the Learning Sciences&quot;,&quot;id&quot;:&quot;brown_design_1992&quot;,&quot;title-short&quot;:&quot;Design experiments&quot;,&quot;page&quot;:&quot;141-178&quot;,&quot;title&quot;:&quot;Design experiments: theoretical and methodological challenges in creating complex interventions in classroom settings&quot;,&quot;DOI&quot;:&quot;10.1207/s15327809jls0202_2&quot;,&quot;language&quot;:&quot;en&quot;,&quot;issued&quot;:{&quot;date-parts&quot;:[[1992,4]]}},&quot;uris&quot;:[&quot;http://zotero.org/users/1913249/items/CGB9FPCD&quot;]}]} RNDhuhlfehoke"/>. Design based research is a varied discipline which can take a multitude of forms <text:reference-mark-start text:name="ZOTERO_ITEM CSL_CITATION {&quot;schema&quot;:&quot;https://github.com/citation-style-language/schema/raw/master/csl-citation.json&quot;,&quot;citationID&quot;:&quot;xcdmtzyr&quot;,&quot;properties&quot;:{&quot;noteIndex&quot;:0,&quot;formattedCitation&quot;:&quot;[@mckenney_educational_2021]&quot;},&quot;citationItems&quot;:[{&quot;prefix&quot;:&quot;&quot;,&quot;id&quot;:3910,&quot;suffix&quot;:&quot;&quot;,&quot;uri&quot;:[&quot;http://zotero.org/users/1913249/items/IWREULVT&quot;],&quot;itemData&quot;:{&quot;author&quot;:[{&quot;family&quot;:&quot;McKenney&quot;,&quot;given&quot;:&quot;Susan&quot;},{&quot;family&quot;:&quot;Reeves&quot;,&quot;given&quot;:&quot;Thomas C.&quot;}],&quot;volume&quot;:&quot;55&quot;,&quot;container-title&quot;:&quot;Medical Education&quot;,&quot;type&quot;:&quot;article-journal&quot;,&quot;URL&quot;:&quot;https://onlinelibrary.wiley.com/doi/abs/10.1111/medu.14280&quot;,&quot;issued&quot;:{&quot;date-parts&quot;:[[2021]]},&quot;source&quot;:&quot;Wiley Online Library&quot;,&quot;accessed&quot;:{&quot;date-parts&quot;:[[2022,3,22]]},&quot;ISSN&quot;:&quot;1365-2923&quot;,&quot;citation-key&quot;:&quot;mckenney_educational_2021&quot;,&quot;page&quot;:&quot;82-92&quot;,&quot;id&quot;:&quot;mckenney_educational_2021&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DOI&quot;:&quot;10.1111/medu.14280&quot;,&quot;language&quot;:&quot;en&quot;,&quot;issue&quot;:&quot;1&quot;},&quot;uris&quot;:[&quot;http://zotero.org/users/1913249/items/IWREULVT&quot;]}]} RNDjtjhgpgdtd"/>&lt;Do Zotero Refresh: [@mckenney_educational_2021]&gt;<text:reference-mark-end text:name="ZOTERO_ITEM CSL_CITATION {&quot;schema&quot;:&quot;https://github.com/citation-style-language/schema/raw/master/csl-citation.json&quot;,&quot;citationID&quot;:&quot;xcdmtzyr&quot;,&quot;properties&quot;:{&quot;noteIndex&quot;:0,&quot;formattedCitation&quot;:&quot;[@mckenney_educational_2021]&quot;},&quot;citationItems&quot;:[{&quot;prefix&quot;:&quot;&quot;,&quot;id&quot;:3910,&quot;suffix&quot;:&quot;&quot;,&quot;uri&quot;:[&quot;http://zotero.org/users/1913249/items/IWREULVT&quot;],&quot;itemData&quot;:{&quot;author&quot;:[{&quot;family&quot;:&quot;McKenney&quot;,&quot;given&quot;:&quot;Susan&quot;},{&quot;family&quot;:&quot;Reeves&quot;,&quot;given&quot;:&quot;Thomas C.&quot;}],&quot;volume&quot;:&quot;55&quot;,&quot;container-title&quot;:&quot;Medical Education&quot;,&quot;type&quot;:&quot;article-journal&quot;,&quot;URL&quot;:&quot;https://onlinelibrary.wiley.com/doi/abs/10.1111/medu.14280&quot;,&quot;issued&quot;:{&quot;date-parts&quot;:[[2021]]},&quot;source&quot;:&quot;Wiley Online Library&quot;,&quot;accessed&quot;:{&quot;date-parts&quot;:[[2022,3,22]]},&quot;ISSN&quot;:&quot;1365-2923&quot;,&quot;citation-key&quot;:&quot;mckenney_educational_2021&quot;,&quot;page&quot;:&quot;82-92&quot;,&quot;id&quot;:&quot;mckenney_educational_2021&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DOI&quot;:&quot;10.1111/medu.14280&quot;,&quot;language&quot;:&quot;en&quot;,&quot;issue&quot;:&quot;1&quot;},&quot;uris&quot;:[&quot;http://zotero.org/users/1913249/items/IWREULVT&quot;]}]} RNDjtjhgpgdtd"/>.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D&quot;:&quot;uetbybne&quot;,&quot;properties&quot;:{&quot;noteIndex&quot;:0,&quot;formattedCitation&quot;:&quot;[@easterday_design-based_2014]&quot;},&quot;citationItems&quot;:[{&quot;prefix&quot;:&quot;&quot;,&quot;id&quot;:3763,&quot;suffix&quot;:&quot;&quot;,&quot;uri&quot;:[&quot;http://zotero.org/users/1913249/items/Q4DDFYFG&quot;],&quot;itemData&quot;:{&quot;author&quot;:[{&quot;family&quot;:&quot;Easterday&quot;,&quot;given&quot;:&quot;Matthew W.&quot;},{&quot;family&quot;:&quot;Lewis&quot;,&quot;given&quot;:&quot;Daniel Rees&quot;},{&quot;family&quot;:&quot;Gerber&quot;,&quot;given&quot;:&quot;Elizabeth M.&quot;}],&quot;volume&quot;:&quot;1&quot;,&quot;issue&quot;:&quot;January&quot;,&quot;publisher&quot;:&quot;Boulder, CO: International Society of the Learning Sciences&quot;,&quot;type&quot;:&quot;article-journal&quot;,&quot;source&quot;:&quot;repository.isls.org&quot;,&quot;accessed&quot;:{&quot;date-parts&quot;:[[2022,2,5]]},&quot;URL&quot;:&quot;https://repository.isls.org//handle/1/1130&quot;,&quot;page&quot;:&quot;317-324&quot;,&quot;citation-key&quot;:&quot;easterday_design-based_2014&quot;,&quot;id&quot;:&quot;easterday_design-based_2014&quot;,&quot;title-short&quot;:&quot;Design-based research process&quot;,&quot;container-title&quot;:&quot;Proceedings of International Conference of the Learning Sciences, ICLS&quot;,&quot;title&quot;:&quot;Design-based research process: problems, phases, and applications&quot;,&quot;ISSN&quot;:&quot;1814-9316&quot;,&quot;language&quot;:&quot;en&quot;,&quot;issued&quot;:{&quot;date-parts&quot;:[[2014]]}},&quot;uris&quot;:[&quot;http://zotero.org/users/1913249/items/Q4DDFYFG&quot;]}]} RNDgutrzqtcdn"/>&lt;Do Zotero Refresh: [@easterday_design-based_2014]&gt;<text:reference-mark-end text:name="ZOTERO_ITEM CSL_CITATION {&quot;schema&quot;:&quot;https://github.com/citation-style-language/schema/raw/master/csl-citation.json&quot;,&quot;citationID&quot;:&quot;uetbybne&quot;,&quot;properties&quot;:{&quot;noteIndex&quot;:0,&quot;formattedCitation&quot;:&quot;[@easterday_design-based_2014]&quot;},&quot;citationItems&quot;:[{&quot;prefix&quot;:&quot;&quot;,&quot;id&quot;:3763,&quot;suffix&quot;:&quot;&quot;,&quot;uri&quot;:[&quot;http://zotero.org/users/1913249/items/Q4DDFYFG&quot;],&quot;itemData&quot;:{&quot;author&quot;:[{&quot;family&quot;:&quot;Easterday&quot;,&quot;given&quot;:&quot;Matthew W.&quot;},{&quot;family&quot;:&quot;Lewis&quot;,&quot;given&quot;:&quot;Daniel Rees&quot;},{&quot;family&quot;:&quot;Gerber&quot;,&quot;given&quot;:&quot;Elizabeth M.&quot;}],&quot;volume&quot;:&quot;1&quot;,&quot;issue&quot;:&quot;January&quot;,&quot;publisher&quot;:&quot;Boulder, CO: International Society of the Learning Sciences&quot;,&quot;type&quot;:&quot;article-journal&quot;,&quot;source&quot;:&quot;repository.isls.org&quot;,&quot;accessed&quot;:{&quot;date-parts&quot;:[[2022,2,5]]},&quot;URL&quot;:&quot;https://repository.isls.org//handle/1/1130&quot;,&quot;page&quot;:&quot;317-324&quot;,&quot;citation-key&quot;:&quot;easterday_design-based_2014&quot;,&quot;id&quot;:&quot;easterday_design-based_2014&quot;,&quot;title-short&quot;:&quot;Design-based research process&quot;,&quot;container-title&quot;:&quot;Proceedings of International Conference of the Learning Sciences, ICLS&quot;,&quot;title&quot;:&quot;Design-based research process: problems, phases, and applications&quot;,&quot;ISSN&quot;:&quot;1814-9316&quot;,&quot;language&quot;:&quot;en&quot;,&quot;issued&quot;:{&quot;date-parts&quot;:[[2014]]}},&quot;uris&quot;:[&quot;http://zotero.org/users/1913249/items/Q4DDFYFG&quot;]}]} RNDgutrzqtcdn"/>. One of the key motivations of this approach is to produce educational research that has a high utility for practitioners through developing theory that is rooted in contextual practice and which can produce new pedagogies and resources (<text:span text:style-name="T1">cobb_design_2003-2?</text:span>).</text:p>
      <text:p text:style-name="Text_20_body">Barab and Squire <text:reference-mark-start text:name="ZOTERO_ITEM CSL_CITATION {&quot;schema&quot;:&quot;https://github.com/citation-style-language/schema/raw/master/csl-citation.json&quot;,&quot;citationID&quot;:&quot;ezfxdzbw&quot;,&quot;properties&quot;:{&quot;noteIndex&quot;:0,&quot;formattedCitation&quot;:&quot;[-@barab_design-based_2004]&quot;},&quot;citationItems&quot;:[{&quot;prefix&quot;:&quot;&quot;,&quot;id&quot;:3873,&quot;suffix&quot;:&quot;&quot;,&quot;uri&quot;:[&quot;http://zotero.org/users/1913249/items/4AWFP7ZD&quot;],&quot;suppress-author&quot;:true,&quot;itemData&quot;:{&quot;author&quot;:[{&quot;family&quot;:&quot;Barab&quot;,&quot;given&quot;:&quot;Sasha&quot;},{&quot;family&quot;:&quot;Squire&quot;,&quot;given&quot;:&quot;Kurt&quot;}],&quot;volume&quot;:&quot;13&quot;,&quot;issue&quot;:&quot;1&quot;,&quot;type&quot;:&quot;article-journal&quot;,&quot;URL&quot;:&quot;http://www.tandfonline.com/doi/abs/10.1207/s15327809jls1301_1&quot;,&quot;source&quot;:&quot;Crossref&quot;,&quot;accessed&quot;:{&quot;date-parts&quot;:[[2018,4,21]]},&quot;ISSN&quot;:&quot;1050-8406, 1532-7809&quot;,&quot;citation-key&quot;:&quot;barab_design-based_2004&quot;,&quot;container-title&quot;:&quot;Journal of the Learning Sciences&quot;,&quot;id&quot;:&quot;barab_design-based_2004&quot;,&quot;title-short&quot;:&quot;Design-based research&quot;,&quot;page&quot;:&quot;1-14&quot;,&quot;title&quot;:&quot;Design-based research: putting a stake in the ground&quot;,&quot;DOI&quot;:&quot;10.1207/s15327809jls1301_1&quot;,&quot;language&quot;:&quot;en&quot;,&quot;issued&quot;:{&quot;date-parts&quot;:[[2004,1]]}},&quot;uris&quot;:[&quot;http://zotero.org/users/1913249/items/4AWFP7ZD&quot;]}]} RNDbaxpeekxvj"/>&lt;Do Zotero Refresh: [-@barab_design-based_2004]&gt;<text:reference-mark-end text:name="ZOTERO_ITEM CSL_CITATION {&quot;schema&quot;:&quot;https://github.com/citation-style-language/schema/raw/master/csl-citation.json&quot;,&quot;citationID&quot;:&quot;ezfxdzbw&quot;,&quot;properties&quot;:{&quot;noteIndex&quot;:0,&quot;formattedCitation&quot;:&quot;[-@barab_design-based_2004]&quot;},&quot;citationItems&quot;:[{&quot;prefix&quot;:&quot;&quot;,&quot;id&quot;:3873,&quot;suffix&quot;:&quot;&quot;,&quot;uri&quot;:[&quot;http://zotero.org/users/1913249/items/4AWFP7ZD&quot;],&quot;suppress-author&quot;:true,&quot;itemData&quot;:{&quot;author&quot;:[{&quot;family&quot;:&quot;Barab&quot;,&quot;given&quot;:&quot;Sasha&quot;},{&quot;family&quot;:&quot;Squire&quot;,&quot;given&quot;:&quot;Kurt&quot;}],&quot;volume&quot;:&quot;13&quot;,&quot;issue&quot;:&quot;1&quot;,&quot;type&quot;:&quot;article-journal&quot;,&quot;URL&quot;:&quot;http://www.tandfonline.com/doi/abs/10.1207/s15327809jls1301_1&quot;,&quot;source&quot;:&quot;Crossref&quot;,&quot;accessed&quot;:{&quot;date-parts&quot;:[[2018,4,21]]},&quot;ISSN&quot;:&quot;1050-8406, 1532-7809&quot;,&quot;citation-key&quot;:&quot;barab_design-based_2004&quot;,&quot;container-title&quot;:&quot;Journal of the Learning Sciences&quot;,&quot;id&quot;:&quot;barab_design-based_2004&quot;,&quot;title-short&quot;:&quot;Design-based research&quot;,&quot;page&quot;:&quot;1-14&quot;,&quot;title&quot;:&quot;Design-based research: putting a stake in the ground&quot;,&quot;DOI&quot;:&quot;10.1207/s15327809jls1301_1&quot;,&quot;language&quot;:&quot;en&quot;,&quot;issued&quot;:{&quot;date-parts&quot;:[[2004,1]]}},&quot;uris&quot;:[&quot;http://zotero.org/users/1913249/items/4AWFP7ZD&quot;]}]} RNDbaxpeekxvj"/> describe the messiness of design-based research and that this creates a challenge to the researcher of how to present results in a coherent way which is of use to other practitioners. There is a tension between <text:soft-page-break/>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schema&quot;:&quot;https://github.com/citation-style-language/schema/raw/master/csl-citation.json&quot;,&quot;citationID&quot;:&quot;oplrcnth&quot;,&quot;properties&quot;:{&quot;noteIndex&quot;:0,&quot;formattedCitation&quot;:&quot;[@barab_critical_2004; @cobb_design_2003; @downing-wilson_design_2011]&quot;},&quot;citationItems&quot;:[{&quot;prefix&quot;:&quot;&quot;,&quot;id&quot;:3756,&quot;suffix&quot;:&quot;&quot;,&quot;uri&quot;:[&quot;http://zotero.org/users/1913249/items/R9DCY37L&quot;],&quot;itemData&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volume&quot;:&quot;35&quot;,&quot;container-title&quot;:&quot;Anthropology &amp; Education Quarterly&quot;,&quot;type&quot;:&quot;article-journal&quot;,&quot;URL&quot;:&quot;http://anthrosource.onlinelibrary.wiley.com/doi/abs/10.1525/aeq.2004.35.2.254&quot;,&quot;issued&quot;:{&quot;date-parts&quot;:[[2004]]},&quot;source&quot;:&quot;Wiley Online Library&quot;,&quot;accessed&quot;:{&quot;date-parts&quot;:[[2019,5,17]]},&quot;ISSN&quot;:&quot;1548-1492&quot;,&quot;citation-key&quot;:&quot;barab_critical_2004&quot;,&quot;page&quot;:&quot;254-268&quot;,&quot;id&quot;:&quot;barab_critical_2004&quot;,&quot;title-short&quot;:&quot;Critical design ethnograph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DOI&quot;:&quot;10.1525/aeq.2004.35.2.254&quot;,&quot;language&quot;:&quot;en&quot;,&quot;issue&quot;:&quot;2&quot;},&quot;uris&quot;:[&quot;http://zotero.org/users/1913249/items/R9DCY37L&quot;]},{&quot;prefix&quot;:&quot;&quot;,&quot;id&quot;:3875,&quot;suffix&quot;:&quot;&quot;,&quot;uri&quot;:[&quot;http://zotero.org/users/1913249/items/V8ZL7FM4&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quot;:&quot;Educational Researcher&quot;,&quot;container-title-short&quot;:&quot;Educational Researcher&quot;,&quot;type&quot;:&quot;article-journal&quot;,&quot;URL&quot;:&quot;http://journals.sagepub.com/doi/10.3102/0013189X032001009&quot;,&quot;source&quot;:&quot;DOI.org (Crossref)&quot;,&quot;issued&quot;:{&quot;date-parts&quot;:[[2003,1]]},&quot;ISSN&quot;:&quot;0013-189X, 1935-102X&quot;,&quot;citation-key&quot;:&quot;cobb_design_2003&quot;,&quot;accessed&quot;:{&quot;date-parts&quot;:[[2022,8,7]]},&quot;id&quot;:&quot;cobb_design_2003&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DOI&quot;:&quot;10.3102/0013189X032001009&quot;,&quot;language&quot;:&quot;en&quot;,&quot;issue&quot;:&quot;1&quot;},&quot;uris&quot;:[&quot;http://zotero.org/users/1913249/items/V8ZL7FM4&quot;]},{&quot;prefix&quot;:&quot;&quot;,&quot;id&quot;:1070,&quot;suffix&quot;:&quot;&quot;,&quot;uri&quot;:[&quot;http://zotero.org/users/1913249/items/6RKC7CIP&quot;],&quot;itemData&quot;:{&quot;author&quot;:[{&quot;family&quot;:&quot;Downing-Wilson&quot;,&quot;given&quot;:&quot;D.&quot;},{&quot;family&quot;:&quot;Lecusay&quot;,&quot;given&quot;:&quot;R.&quot;},{&quot;family&quot;:&quot;Cole&quot;,&quot;given&quot;:&quot;M.&quot;}],&quot;volume&quot;:&quot;21&quot;,&quot;issue&quot;:&quot;5&quot;,&quot;type&quot;:&quot;article-journal&quot;,&quot;URL&quot;:&quot;http://tap.sagepub.com/cgi/doi/10.1177/0959354311414456&quot;,&quot;source&quot;:&quot;CrossRef&quot;,&quot;accessed&quot;:{&quot;date-parts&quot;:[[2015,9,20]]},&quot;ISSN&quot;:&quot;0959-3543, 1461-7447&quot;,&quot;citation-key&quot;:&quot;downing-wilson_design_2011&quot;,&quot;container-title&quot;:&quot;Theory &amp; Psychology&quot;,&quot;id&quot;:&quot;downing-wilson_design_2011&quot;,&quot;title-short&quot;:&quot;Design experimentation and mutual appropriation&quot;,&quot;page&quot;:&quot;656-680&quot;,&quot;title&quot;:&quot;Design experimentation and mutual appropriation: Two strategies for university/community collaborative after-school interventions&quot;,&quot;DOI&quot;:&quot;10.1177/0959354311414456&quot;,&quot;language&quot;:&quot;en&quot;,&quot;issued&quot;:{&quot;date-parts&quot;:[[2011,10,1]]}},&quot;uris&quot;:[&quot;http://zotero.org/users/1913249/items/6RKC7CIP&quot;]}]} RNDzpwtqatvyw"/>&lt;Do Zotero Refresh: [@barab_critical_2004; @cobb_design_2003; @downing-wilson_design_2011]&gt;<text:reference-mark-end text:name="ZOTERO_ITEM CSL_CITATION {&quot;schema&quot;:&quot;https://github.com/citation-style-language/schema/raw/master/csl-citation.json&quot;,&quot;citationID&quot;:&quot;oplrcnth&quot;,&quot;properties&quot;:{&quot;noteIndex&quot;:0,&quot;formattedCitation&quot;:&quot;[@barab_critical_2004; @cobb_design_2003; @downing-wilson_design_2011]&quot;},&quot;citationItems&quot;:[{&quot;prefix&quot;:&quot;&quot;,&quot;id&quot;:3756,&quot;suffix&quot;:&quot;&quot;,&quot;uri&quot;:[&quot;http://zotero.org/users/1913249/items/R9DCY37L&quot;],&quot;itemData&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volume&quot;:&quot;35&quot;,&quot;container-title&quot;:&quot;Anthropology &amp; Education Quarterly&quot;,&quot;type&quot;:&quot;article-journal&quot;,&quot;URL&quot;:&quot;http://anthrosource.onlinelibrary.wiley.com/doi/abs/10.1525/aeq.2004.35.2.254&quot;,&quot;issued&quot;:{&quot;date-parts&quot;:[[2004]]},&quot;source&quot;:&quot;Wiley Online Library&quot;,&quot;accessed&quot;:{&quot;date-parts&quot;:[[2019,5,17]]},&quot;ISSN&quot;:&quot;1548-1492&quot;,&quot;citation-key&quot;:&quot;barab_critical_2004&quot;,&quot;page&quot;:&quot;254-268&quot;,&quot;id&quot;:&quot;barab_critical_2004&quot;,&quot;title-short&quot;:&quot;Critical design ethnograph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DOI&quot;:&quot;10.1525/aeq.2004.35.2.254&quot;,&quot;language&quot;:&quot;en&quot;,&quot;issue&quot;:&quot;2&quot;},&quot;uris&quot;:[&quot;http://zotero.org/users/1913249/items/R9DCY37L&quot;]},{&quot;prefix&quot;:&quot;&quot;,&quot;id&quot;:3875,&quot;suffix&quot;:&quot;&quot;,&quot;uri&quot;:[&quot;http://zotero.org/users/1913249/items/V8ZL7FM4&quot;],&quot;itemData&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volume&quot;:&quot;32&quot;,&quot;container-title&quot;:&quot;Educational Researcher&quot;,&quot;container-title-short&quot;:&quot;Educational Researcher&quot;,&quot;type&quot;:&quot;article-journal&quot;,&quot;URL&quot;:&quot;http://journals.sagepub.com/doi/10.3102/0013189X032001009&quot;,&quot;source&quot;:&quot;DOI.org (Crossref)&quot;,&quot;issued&quot;:{&quot;date-parts&quot;:[[2003,1]]},&quot;ISSN&quot;:&quot;0013-189X, 1935-102X&quot;,&quot;citation-key&quot;:&quot;cobb_design_2003&quot;,&quot;accessed&quot;:{&quot;date-parts&quot;:[[2022,8,7]]},&quot;id&quot;:&quot;cobb_design_2003&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DOI&quot;:&quot;10.3102/0013189X032001009&quot;,&quot;language&quot;:&quot;en&quot;,&quot;issue&quot;:&quot;1&quot;},&quot;uris&quot;:[&quot;http://zotero.org/users/1913249/items/V8ZL7FM4&quot;]},{&quot;prefix&quot;:&quot;&quot;,&quot;id&quot;:1070,&quot;suffix&quot;:&quot;&quot;,&quot;uri&quot;:[&quot;http://zotero.org/users/1913249/items/6RKC7CIP&quot;],&quot;itemData&quot;:{&quot;author&quot;:[{&quot;family&quot;:&quot;Downing-Wilson&quot;,&quot;given&quot;:&quot;D.&quot;},{&quot;family&quot;:&quot;Lecusay&quot;,&quot;given&quot;:&quot;R.&quot;},{&quot;family&quot;:&quot;Cole&quot;,&quot;given&quot;:&quot;M.&quot;}],&quot;volume&quot;:&quot;21&quot;,&quot;issue&quot;:&quot;5&quot;,&quot;type&quot;:&quot;article-journal&quot;,&quot;URL&quot;:&quot;http://tap.sagepub.com/cgi/doi/10.1177/0959354311414456&quot;,&quot;source&quot;:&quot;CrossRef&quot;,&quot;accessed&quot;:{&quot;date-parts&quot;:[[2015,9,20]]},&quot;ISSN&quot;:&quot;0959-3543, 1461-7447&quot;,&quot;citation-key&quot;:&quot;downing-wilson_design_2011&quot;,&quot;container-title&quot;:&quot;Theory &amp; Psychology&quot;,&quot;id&quot;:&quot;downing-wilson_design_2011&quot;,&quot;title-short&quot;:&quot;Design experimentation and mutual appropriation&quot;,&quot;page&quot;:&quot;656-680&quot;,&quot;title&quot;:&quot;Design experimentation and mutual appropriation: Two strategies for university/community collaborative after-school interventions&quot;,&quot;DOI&quot;:&quot;10.1177/0959354311414456&quot;,&quot;language&quot;:&quot;en&quot;,&quot;issued&quot;:{&quot;date-parts&quot;:[[2011,10,1]]}},&quot;uris&quot;:[&quot;http://zotero.org/users/1913249/items/6RKC7CIP&quot;]}]} RNDzpwtqatvyw"/>.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conceptualising-emergent-agency-in-this-study"/>Conceptualising emergent agency in this study<text:bookmark-end text:name="conceptualising-emergent-agency-in-this-study"/></text:h>
      <text:p text:style-name="First_20_paragraph">DOES THIS NEED MOVING?. PERHAPS TO METHODOLOGY THIS WOULD THEN MAKE SENSE WHEN LOOKING AT TENSIONS / BLOCKAGES IN THE DESIGN CHAPTER.</text:p>
      <text:p text:style-name="Text_20_body">Cultural mediation via artefacts [cole], as a base. Look for tensions in ATs - and how learners overcome barriers or blockages.</text:p>
      <text:h text:style-name="Heading_20_4" text:outline-level="4"><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schema&quot;:&quot;https://github.com/citation-style-language/schema/raw/master/csl-citation.json&quot;,&quot;citationID&quot;:&quot;vztxzrme&quot;,&quot;properties&quot;:{&quot;noteIndex&quot;:0,&quot;formattedCitation&quot;:&quot;[@sannino_principle_2015]&quot;},&quot;citationItems&quot;:[{&quot;prefix&quot;:&quot;&quot;,&quot;id&quot;:3108,&quot;suffix&quot;:&quot;&quot;,&quot;uri&quot;:[&quot;http://zotero.org/users/1913249/items/7I43RJQP&quot;],&quot;itemData&quot;:{&quot;author&quot;:[{&quot;family&quot;:&quot;Sannino&quot;,&quot;given&quot;:&quot;Annalisa&quot;}],&quot;volume&quot;:&quot;6&quot;,&quot;container-title&quot;:&quot;Learning, Culture and Social Interaction&quot;,&quot;container-title-short&quot;:&quot;Learning, Culture and Social Interaction&quot;,&quot;type&quot;:&quot;article-journal&quot;,&quot;URL&quot;:&quot;http://www.sciencedirect.com/science/article/pii/S2210656115000045&quot;,&quot;source&quot;:&quot;ScienceDirect&quot;,&quot;issued&quot;:{&quot;date-parts&quot;:[[2015,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ccessed&quot;:{&quot;date-parts&quot;:[[2020,3,1]]},&quot;id&quot;:&quot;sannino_principle_2015&quot;,&quot;title-short&quot;:&quot;The principle of double stimulation&quot;,&quot;ISSN&quot;:&quot;2210-6561&quot;,&quot;title&quot;:&quot;The principle of double stimulation: A path to volitional action&quot;,&quot;DOI&quot;:&quot;10.1016/j.lcsi.2015.01.001&quot;,&quot;language&quot;:&quot;en&quot;,&quot;page&quot;:&quot;1-15&quot;},&quot;uris&quot;:[&quot;http://zotero.org/users/1913249/items/7I43RJQP&quot;]}]} RNDvxcqgqfsii"/>&lt;Do Zotero Refresh: [@sannino_principle_2015]&gt;<text:reference-mark-end text:name="ZOTERO_ITEM CSL_CITATION {&quot;schema&quot;:&quot;https://github.com/citation-style-language/schema/raw/master/csl-citation.json&quot;,&quot;citationID&quot;:&quot;vztxzrme&quot;,&quot;properties&quot;:{&quot;noteIndex&quot;:0,&quot;formattedCitation&quot;:&quot;[@sannino_principle_2015]&quot;},&quot;citationItems&quot;:[{&quot;prefix&quot;:&quot;&quot;,&quot;id&quot;:3108,&quot;suffix&quot;:&quot;&quot;,&quot;uri&quot;:[&quot;http://zotero.org/users/1913249/items/7I43RJQP&quot;],&quot;itemData&quot;:{&quot;author&quot;:[{&quot;family&quot;:&quot;Sannino&quot;,&quot;given&quot;:&quot;Annalisa&quot;}],&quot;volume&quot;:&quot;6&quot;,&quot;container-title&quot;:&quot;Learning, Culture and Social Interaction&quot;,&quot;container-title-short&quot;:&quot;Learning, Culture and Social Interaction&quot;,&quot;type&quot;:&quot;article-journal&quot;,&quot;URL&quot;:&quot;http://www.sciencedirect.com/science/article/pii/S2210656115000045&quot;,&quot;source&quot;:&quot;ScienceDirect&quot;,&quot;issued&quot;:{&quot;date-parts&quot;:[[2015,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itation-key&quot;:&quot;sannino_principle_2015&quot;,&quot;accessed&quot;:{&quot;date-parts&quot;:[[2020,3,1]]},&quot;id&quot;:&quot;sannino_principle_2015&quot;,&quot;title-short&quot;:&quot;The principle of double stimulation&quot;,&quot;ISSN&quot;:&quot;2210-6561&quot;,&quot;title&quot;:&quot;The principle of double stimulation: A path to volitional action&quot;,&quot;DOI&quot;:&quot;10.1016/j.lcsi.2015.01.001&quot;,&quot;language&quot;:&quot;en&quot;,&quot;page&quot;:&quot;1-15&quot;},&quot;uris&quot;:[&quot;http://zotero.org/users/1913249/items/7I43RJQP&quot;]}]} RNDvxcqgqfsii"/>.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D&quot;:&quot;gbqfqnzh&quot;,&quot;properties&quot;:{&quot;noteIndex&quot;:0,&quot;formattedCitation&quot;:&quot;[@isaac_cultural_2021, p. 93]&quot;},&quot;citationItems&quot;:[{&quot;prefix&quot;:&quot;&quot;,&quot;id&quot;:8651,&quot;locator&quot;:&quot; 93&quot;,&quot;uri&quot;:[&quot;http://zotero.org/users/1913249/items/FLMUGFUH&quot;],&quot;itemData&quot;:{&quot;author&quot;:[{&quot;family&quot;:&quot;Isaac&quot;,&quot;given&quot;:&quot;Guillaume&quot;},{&quot;family&quot;:&quot;Barma&quot;,&quot;given&quot;:&quot;Sylvie&quot;},{&quot;family&quot;:&quot;Romero&quot;,&quot;given&quot;:&quot;Margarida&quot;}],&quot;volume&quot;:&quot;5&quot;,&quot;container-title&quot;:&quot;Revue internationale du CRIRES : innover dans la tradition de Vygotsky / CRI_SAS international Journal: Vygotsky's Heritage: Innovation in Education&quot;,&quot;publisher&quot;:&quot;Centre de recherche et d’intervention sur la réussite scolaire&quot;,&quot;container-title-short&quot;:&quot;ric&quot;,&quot;type&quot;:&quot;article-journal&quot;,&quot;URL&quot;:&quot;https://www.erudit.org/en/journals/ric/1900-v1-n1-ric06727/1085784ar/abstract/&quot;,&quot;page&quot;:&quot;86-94&quot;,&quot;citation-key&quot;:&quot;isaac_cultural_2021&quot;,&quot;issued&quot;:{&quot;date-parts&quot;:[[2021]]},&quot;ISSN&quot;:&quot;2291-6717&quot;,&quot;source&quot;:&quot;www.erudit.org&quot;,&quot;accessed&quot;:{&quot;date-parts&quot;:[[2023,5,15]]},&quot;id&quot;:&quot;isaac_cultural_2021&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DOI&quot;:&quot;10.51657/ric.v5i2.51287&quot;,&quot;language&quot;:&quot;en&quot;,&quot;issue&quot;:&quot;2&quot;},&quot;uris&quot;:[&quot;http://zotero.org/users/1913249/items/FLMUGFUH&quot;]}]} RNDoscmpyliwl"/>&lt;Do Zotero Refresh: [@isaac_cultural_2021, p. 93]&gt;<text:reference-mark-end text:name="ZOTERO_ITEM CSL_CITATION {&quot;schema&quot;:&quot;https://github.com/citation-style-language/schema/raw/master/csl-citation.json&quot;,&quot;citationID&quot;:&quot;gbqfqnzh&quot;,&quot;properties&quot;:{&quot;noteIndex&quot;:0,&quot;formattedCitation&quot;:&quot;[@isaac_cultural_2021, p. 93]&quot;},&quot;citationItems&quot;:[{&quot;prefix&quot;:&quot;&quot;,&quot;id&quot;:8651,&quot;locator&quot;:&quot; 93&quot;,&quot;uri&quot;:[&quot;http://zotero.org/users/1913249/items/FLMUGFUH&quot;],&quot;itemData&quot;:{&quot;author&quot;:[{&quot;family&quot;:&quot;Isaac&quot;,&quot;given&quot;:&quot;Guillaume&quot;},{&quot;family&quot;:&quot;Barma&quot;,&quot;given&quot;:&quot;Sylvie&quot;},{&quot;family&quot;:&quot;Romero&quot;,&quot;given&quot;:&quot;Margarida&quot;}],&quot;volume&quot;:&quot;5&quot;,&quot;container-title&quot;:&quot;Revue internationale du CRIRES : innover dans la tradition de Vygotsky / CRI_SAS international Journal: Vygotsky's Heritage: Innovation in Education&quot;,&quot;publisher&quot;:&quot;Centre de recherche et d’intervention sur la réussite scolaire&quot;,&quot;container-title-short&quot;:&quot;ric&quot;,&quot;type&quot;:&quot;article-journal&quot;,&quot;URL&quot;:&quot;https://www.erudit.org/en/journals/ric/1900-v1-n1-ric06727/1085784ar/abstract/&quot;,&quot;page&quot;:&quot;86-94&quot;,&quot;citation-key&quot;:&quot;isaac_cultural_2021&quot;,&quot;issued&quot;:{&quot;date-parts&quot;:[[2021]]},&quot;ISSN&quot;:&quot;2291-6717&quot;,&quot;source&quot;:&quot;www.erudit.org&quot;,&quot;accessed&quot;:{&quot;date-parts&quot;:[[2023,5,15]]},&quot;id&quot;:&quot;isaac_cultural_2021&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DOI&quot;:&quot;10.51657/ric.v5i2.51287&quot;,&quot;language&quot;:&quot;en&quot;,&quot;issue&quot;:&quot;2&quot;},&quot;uris&quot;:[&quot;http://zotero.org/users/1913249/items/FLMUGFUH&quot;]}]} RNDoscmpyliwl"/>.</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D&quot;:&quot;aipvgrmm&quot;,&quot;properties&quot;:{&quot;noteIndex&quot;:0,&quot;formattedCitation&quot;:&quot;[@karanasios_moving_2021]&quot;},&quot;citationItems&quot;:[{&quot;prefix&quot;:&quot;&quot;,&quot;id&quot;:8643,&quot;suffix&quot;:&quot;&quot;,&quot;uri&quot;:[&quot;http://zotero.org/users/1913249/items/CEMD5GSA&quot;],&quot;itemData&quot;:{&quot;container-title-short&quot;:&quot;Mind Culture and Activity&quot;,&quot;type&quot;:&quot;article-journal&quot;,&quot;author&quot;:[{&quot;family&quot;:&quot;Karanasios&quot;,&quot;given&quot;:&quot;Stan&quot;},{&quot;family&quot;:&quot;Nardi&quot;,&quot;given&quot;:&quot;Bonnie&quot;},{&quot;family&quot;:&quot;Spinuzzi&quot;,&quot;given&quot;:&quot;Clay&quot;},{&quot;family&quot;:&quot;Malaurent&quot;,&quot;given&quot;:&quot;Julien&quot;}],&quot;volume&quot;:&quot;28&quot;,&quot;citation-key&quot;:&quot;karanasios_moving_2021&quot;,&quot;container-title&quot;:&quot;Mind Culture and Activity&quot;,&quot;id&quot;:&quot;karanasios_moving_2021&quot;,&quot;source&quot;:&quot;ResearchGate&quot;,&quot;title&quot;:&quot;Moving Forward with Activity Theory in a Digital World&quot;,&quot;DOI&quot;:&quot;10.1080/10749039.2021.1914662&quot;,&quot;issued&quot;:{&quot;date-parts&quot;:[[2021,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 RNDhseqbksrqj"/>&lt;Do Zotero Refresh: [@karanasios_moving_2021]&gt;<text:reference-mark-end text:name="ZOTERO_ITEM CSL_CITATION {&quot;schema&quot;:&quot;https://github.com/citation-style-language/schema/raw/master/csl-citation.json&quot;,&quot;citationID&quot;:&quot;aipvgrmm&quot;,&quot;properties&quot;:{&quot;noteIndex&quot;:0,&quot;formattedCitation&quot;:&quot;[@karanasios_moving_2021]&quot;},&quot;citationItems&quot;:[{&quot;prefix&quot;:&quot;&quot;,&quot;id&quot;:8643,&quot;suffix&quot;:&quot;&quot;,&quot;uri&quot;:[&quot;http://zotero.org/users/1913249/items/CEMD5GSA&quot;],&quot;itemData&quot;:{&quot;container-title-short&quot;:&quot;Mind Culture and Activity&quot;,&quot;type&quot;:&quot;article-journal&quot;,&quot;author&quot;:[{&quot;family&quot;:&quot;Karanasios&quot;,&quot;given&quot;:&quot;Stan&quot;},{&quot;family&quot;:&quot;Nardi&quot;,&quot;given&quot;:&quot;Bonnie&quot;},{&quot;family&quot;:&quot;Spinuzzi&quot;,&quot;given&quot;:&quot;Clay&quot;},{&quot;family&quot;:&quot;Malaurent&quot;,&quot;given&quot;:&quot;Julien&quot;}],&quot;volume&quot;:&quot;28&quot;,&quot;citation-key&quot;:&quot;karanasios_moving_2021&quot;,&quot;container-title&quot;:&quot;Mind Culture and Activity&quot;,&quot;id&quot;:&quot;karanasios_moving_2021&quot;,&quot;source&quot;:&quot;ResearchGate&quot;,&quot;title&quot;:&quot;Moving Forward with Activity Theory in a Digital World&quot;,&quot;DOI&quot;:&quot;10.1080/10749039.2021.1914662&quot;,&quot;issued&quot;:{&quot;date-parts&quot;:[[2021,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 RNDhseqbksrqj"/>.</text:p>
      <text:h text:style-name="Heading_20_4" text:outline-level="4"><text:bookmark-start text:name="on-affordances-and-anchors"/>On affordances and anchors<text:bookmark-end text:name="on-affordances-and-anchors"/></text:h>
      <text:p text:style-name="First_20_paragraph">Affordances have been misused, assigned magical properties, including agency of themselves. <text:soft-page-break/>However, affordances are originally conceived of as part of activity, not separated from it <text:reference-mark-start text:name="ZOTERO_ITEM CSL_CITATION {&quot;schema&quot;:&quot;https://github.com/citation-style-language/schema/raw/master/csl-citation.json&quot;,&quot;citationID&quot;:&quot;epqsitfx&quot;,&quot;properties&quot;:{&quot;noteIndex&quot;:0,&quot;formattedCitation&quot;:&quot;[@ba_erentsen_activity_2002]&quot;},&quot;citationItems&quot;:[{&quot;prefix&quot;:&quot;&quot;,&quot;id&quot;:3296,&quot;suffix&quot;:&quot;&quot;,&quot;uri&quot;:[&quot;http://zotero.org/users/1913249/items/3ZY45LTV&quot;],&quot;itemData&quot;:{&quot;author&quot;:[{&quot;family&quot;:&quot;B\\a erentsen&quot;,&quot;given&quot;:&quot;Klaus B.&quot;},{&quot;family&quot;:&quot;Trettvik&quot;,&quot;given&quot;:&quot;Johan&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Aarhus, Denmark&quot;,&quot;publisher&quot;:&quot;ACM&quot;,&quot;publisher-place&quot;:&quot;New York, NY, USA&quot;,&quot;type&quot;:&quot;paper-conference&quot;,&quot;citation-key&quot;:&quot;ba_erentsen_activity_2002&quot;,&quot;issued&quot;:{&quot;date-parts&quot;:[[2002]]},&quot;URL&quot;:&quot;http://doi.acm.org/10.1145/572020.572028&quot;,&quot;container-title&quot;:&quot;Proceedings of the Second Nordic Conference on Human-computer Interaction&quot;,&quot;id&quot;:&quot;ba_erentsen_activity_2002&quot;,&quot;source&quot;:&quot;ACM Digital Library&quot;,&quot;accessed&quot;:{&quot;date-parts&quot;:[[2019,5,10]]},&quot;title&quot;:&quot;An Activity Theory Approach to Affordance&quot;,&quot;DOI&quot;:&quot;10.1145/572020.572028&quot;,&quot;collection-title&quot;:&quot;NordiCHI '02&quot;,&quot;page&quot;:&quot;51–60&quot;},&quot;uris&quot;:[&quot;http://zotero.org/users/1913249/items/3ZY45LTV&quot;]}]} RNDrqgncgwrcc"/>&lt;Do Zotero Refresh: [@ba_erentsen_activity_2002]&gt;<text:reference-mark-end text:name="ZOTERO_ITEM CSL_CITATION {&quot;schema&quot;:&quot;https://github.com/citation-style-language/schema/raw/master/csl-citation.json&quot;,&quot;citationID&quot;:&quot;epqsitfx&quot;,&quot;properties&quot;:{&quot;noteIndex&quot;:0,&quot;formattedCitation&quot;:&quot;[@ba_erentsen_activity_2002]&quot;},&quot;citationItems&quot;:[{&quot;prefix&quot;:&quot;&quot;,&quot;id&quot;:3296,&quot;suffix&quot;:&quot;&quot;,&quot;uri&quot;:[&quot;http://zotero.org/users/1913249/items/3ZY45LTV&quot;],&quot;itemData&quot;:{&quot;author&quot;:[{&quot;family&quot;:&quot;B\\a erentsen&quot;,&quot;given&quot;:&quot;Klaus B.&quot;},{&quot;family&quot;:&quot;Trettvik&quot;,&quot;given&quot;:&quot;Johan&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Aarhus, Denmark&quot;,&quot;publisher&quot;:&quot;ACM&quot;,&quot;publisher-place&quot;:&quot;New York, NY, USA&quot;,&quot;type&quot;:&quot;paper-conference&quot;,&quot;citation-key&quot;:&quot;ba_erentsen_activity_2002&quot;,&quot;issued&quot;:{&quot;date-parts&quot;:[[2002]]},&quot;URL&quot;:&quot;http://doi.acm.org/10.1145/572020.572028&quot;,&quot;container-title&quot;:&quot;Proceedings of the Second Nordic Conference on Human-computer Interaction&quot;,&quot;id&quot;:&quot;ba_erentsen_activity_2002&quot;,&quot;source&quot;:&quot;ACM Digital Library&quot;,&quot;accessed&quot;:{&quot;date-parts&quot;:[[2019,5,10]]},&quot;title&quot;:&quot;An Activity Theory Approach to Affordance&quot;,&quot;DOI&quot;:&quot;10.1145/572020.572028&quot;,&quot;collection-title&quot;:&quot;NordiCHI '02&quot;,&quot;page&quot;:&quot;51–60&quot;},&quot;uris&quot;:[&quot;http://zotero.org/users/1913249/items/3ZY45LTV&quot;]}]} RNDrqgncgwrcc"/>.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schema&quot;:&quot;https://github.com/citation-style-language/schema/raw/master/csl-citation.json&quot;,&quot;citationID&quot;:&quot;joprhuhi&quot;,&quot;properties&quot;:{&quot;noteIndex&quot;:0,&quot;formattedCitation&quot;:&quot;[@hopwood_agency_2022]&quot;},&quot;citationItems&quot;:[{&quot;prefix&quot;:&quot;&quot;,&quot;id&quot;:3717,&quot;suffix&quot;:&quot;&quot;,&quot;uri&quot;:[&quot;http://zotero.org/users/1913249/items/RZ2E7GK8&quot;],&quot;itemData&quot;:{&quot;author&quot;:[{&quot;family&quot;:&quot;Hopwood&quot;,&quot;given&quot;:&quot;Nick&quot;}],&quot;volume&quot;:&quot;29&quot;,&quot;container-title&quot;:&quot;Mind, Culture, and Activity&quot;,&quot;publisher&quot;:&quot;Routledge&quot;,&quot;type&quot;:&quot;article-journal&quot;,&quot;URL&quot;:&quot;https://doi.org/10.1080/10749039.2022.2092151&quot;,&quot;source&quot;:&quot;Taylor and Francis+NEJM&quot;,&quot;accessed&quot;:{&quot;date-parts&quot;:[[2023,2,22]]},&quot;issued&quot;:{&quot;date-parts&quot;:[[2022,4,3]]},&quot;ISSN&quot;:&quot;1074-9039&quot;,&quot;citation-key&quot;:&quot;hopwood_agency_2022&quot;,&quot;id&quot;:&quot;hopwood_agency_2022&quot;,&quot;title-short&quot;:&quot;Agency in cultural-historical activity theory&quot;,&quot;page&quot;:&quot;108-122&quot;,&quot;title&quot;:&quot;Agency in cultural-historical activity theory: strengthening commitment to social transformation&quot;,&quot;DOI&quot;:&quot;10.1080/10749039.2022.2092151&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s&quot;:[&quot;http://zotero.org/users/1913249/items/RZ2E7GK8&quot;]}]} RNDezavielyxt"/>&lt;Do Zotero Refresh: [@hopwood_agency_2022]&gt;<text:reference-mark-end text:name="ZOTERO_ITEM CSL_CITATION {&quot;schema&quot;:&quot;https://github.com/citation-style-language/schema/raw/master/csl-citation.json&quot;,&quot;citationID&quot;:&quot;joprhuhi&quot;,&quot;properties&quot;:{&quot;noteIndex&quot;:0,&quot;formattedCitation&quot;:&quot;[@hopwood_agency_2022]&quot;},&quot;citationItems&quot;:[{&quot;prefix&quot;:&quot;&quot;,&quot;id&quot;:3717,&quot;suffix&quot;:&quot;&quot;,&quot;uri&quot;:[&quot;http://zotero.org/users/1913249/items/RZ2E7GK8&quot;],&quot;itemData&quot;:{&quot;author&quot;:[{&quot;family&quot;:&quot;Hopwood&quot;,&quot;given&quot;:&quot;Nick&quot;}],&quot;volume&quot;:&quot;29&quot;,&quot;container-title&quot;:&quot;Mind, Culture, and Activity&quot;,&quot;publisher&quot;:&quot;Routledge&quot;,&quot;type&quot;:&quot;article-journal&quot;,&quot;URL&quot;:&quot;https://doi.org/10.1080/10749039.2022.2092151&quot;,&quot;source&quot;:&quot;Taylor and Francis+NEJM&quot;,&quot;accessed&quot;:{&quot;date-parts&quot;:[[2023,2,22]]},&quot;issued&quot;:{&quot;date-parts&quot;:[[2022,4,3]]},&quot;ISSN&quot;:&quot;1074-9039&quot;,&quot;citation-key&quot;:&quot;hopwood_agency_2022&quot;,&quot;id&quot;:&quot;hopwood_agency_2022&quot;,&quot;title-short&quot;:&quot;Agency in cultural-historical activity theory&quot;,&quot;page&quot;:&quot;108-122&quot;,&quot;title&quot;:&quot;Agency in cultural-historical activity theory: strengthening commitment to social transformation&quot;,&quot;DOI&quot;:&quot;10.1080/10749039.2022.2092151&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s&quot;:[&quot;http://zotero.org/users/1913249/items/RZ2E7GK8&quot;]}]} RNDezavielyxt"/>. An effective learning environment provides a sea bed with many rocks (affordances) for warping anchors (volitional acts of participant agency to transform learning).</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schema&quot;:&quot;https://github.com/citation-style-language/schema/raw/master/csl-citation.json&quot;,&quot;citationID&quot;:&quot;sdrjuyxw&quot;,&quot;properties&quot;:{&quot;noteIndex&quot;:0,&quot;formattedCitation&quot;:&quot;[@barab_using_2002]&quot;},&quot;citationItems&quot;:[{&quot;prefix&quot;:&quot;&quot;,&quot;id&quot;:3739,&quot;suffix&quot;:&quot;&quot;,&quot;uri&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issue&quot;:&quot;2&quot;,&quot;container-title-short&quot;:&quot;Mind, Culture, and Activity&quot;,&quot;type&quot;:&quot;article-journal&quot;,&quot;source&quot;:&quot;DOI.org (Crossref)&quot;,&quot;accessed&quot;:{&quot;date-parts&quot;:[[2022,9,12]]},&quot;URL&quot;:&quot;http://www.tandfonline.com/doi/abs/10.1207/S15327884MCA0902_02&quot;,&quot;citation-key&quot;:&quot;barab_using_2002&quot;,&quot;container-title&quot;:&quot;Mind, Culture, and Activity&quot;,&quot;id&quot;:&quot;barab_using_2002&quot;,&quot;page&quot;:&quot;76-107&quot;,&quot;ISSN&quot;:&quot;1074-9039, 1532-7884&quot;,&quot;title&quot;:&quot;Using Activity Theory to Understand the Systemic Tensions Characterizing a Technology-Rich Introductory Astronomy Course&quot;,&quot;DOI&quot;:&quot;10.1207/S15327884MCA0902_02&quot;,&quot;language&quot;:&quot;en&quot;,&quot;issued&quot;:{&quot;date-parts&quot;:[[2002,5]]}},&quot;uris&quot;:[&quot;http://zotero.org/users/1913249/items/WQXATS8V&quot;]}]} RNDfuohxxwmoe"/>&lt;Do Zotero Refresh: [@barab_using_2002]&gt;<text:reference-mark-end text:name="ZOTERO_ITEM CSL_CITATION {&quot;schema&quot;:&quot;https://github.com/citation-style-language/schema/raw/master/csl-citation.json&quot;,&quot;citationID&quot;:&quot;sdrjuyxw&quot;,&quot;properties&quot;:{&quot;noteIndex&quot;:0,&quot;formattedCitation&quot;:&quot;[@barab_using_2002]&quot;},&quot;citationItems&quot;:[{&quot;prefix&quot;:&quot;&quot;,&quot;id&quot;:3739,&quot;suffix&quot;:&quot;&quot;,&quot;uri&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issue&quot;:&quot;2&quot;,&quot;container-title-short&quot;:&quot;Mind, Culture, and Activity&quot;,&quot;type&quot;:&quot;article-journal&quot;,&quot;source&quot;:&quot;DOI.org (Crossref)&quot;,&quot;accessed&quot;:{&quot;date-parts&quot;:[[2022,9,12]]},&quot;URL&quot;:&quot;http://www.tandfonline.com/doi/abs/10.1207/S15327884MCA0902_02&quot;,&quot;citation-key&quot;:&quot;barab_using_2002&quot;,&quot;container-title&quot;:&quot;Mind, Culture, and Activity&quot;,&quot;id&quot;:&quot;barab_using_2002&quot;,&quot;page&quot;:&quot;76-107&quot;,&quot;ISSN&quot;:&quot;1074-9039, 1532-7884&quot;,&quot;title&quot;:&quot;Using Activity Theory to Understand the Systemic Tensions Characterizing a Technology-Rich Introductory Astronomy Course&quot;,&quot;DOI&quot;:&quot;10.1207/S15327884MCA0902_02&quot;,&quot;language&quot;:&quot;en&quot;,&quot;issued&quot;:{&quot;date-parts&quot;:[[2002,5]]}},&quot;uris&quot;:[&quot;http://zotero.org/users/1913249/items/WQXATS8V&quot;]}]} RNDfuohxxwmoe"/></text:p>
      <text:h text:style-name="Heading_20_3" text:outline-level="3"><text:bookmark-start text:name="levels-of-abstraction-in-activity-theory"/>Levels of Abstraction in Activity Theory<text:bookmark-end text:name="levels-of-abstraction-in-activity-theory"/></text:h>
      <text:p text:style-name="First_20_paragraph">The game making process can be viewed as nested activity</text:p>
      <text:list text:style-name="L29">
        <text:list-item>
          <text:p text:style-name="P31">wider education</text:p>
        </text:list-item>
        <text:list-item>
          <text:p text:style-name="P31">game making</text:p>
        </text:list-item>
        <text:list-item>
          <text:p text:style-name="P31">pattern implementation</text:p>
        </text:list-item>
        <text:list-item>
          <text:p text:style-name="P31">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30">
        <text:list-item>
          <text:p text:style-name="P32">the frequency of GDP language referring to patterns used by pairs in particular in the process of collaborating on their games</text:p>
        </text:list-item>
        <text:list-item>
          <text:p text:style-name="P32">the utility of the smaller unit of analysis in aiding resource creation</text:p>
        </text:list-item>
        <text:list-item>
          <text:p text:style-name="P32">the value of completing something concrete a sense of sustaining achievement.</text:p>
        </text:list-item>
        <text:list-item>
          <text:p text:style-name="P32"><text:soft-page-break/>the ability to reflect after implementing each sub project,</text:p>
        </text:list-item>
        <text:list-item>
          <text:p text:style-name="P32">any other value for practitioners, parents and young participants - i.e. in navigation and goal setting.</text:p>
        </text:list-item>
      </text:list>
      <text:h text:style-name="Heading_20_3" text:outline-level="3"><text:bookmark-start text:name="justification-of-gdp-as-a-unit-of-analysis"/>Justification of GDP as a unit of analysis<text:bookmark-end text:name="justification-of-gdp-as-a-unit-of-analysis"/></text:h>
      <text:p text:style-name="First_20_paragraph">This may be a smaller unit than common in sociological studies.</text:p>
      <text:p text:style-name="Text_20_body">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D&quot;:&quot;hwmmwmhe&quot;,&quot;properties&quot;:{&quot;noteIndex&quot;:0,&quot;formattedCitation&quot;:&quot;[@barab_using_2002]&quot;},&quot;citationItems&quot;:[{&quot;prefix&quot;:&quot;&quot;,&quot;id&quot;:3739,&quot;suffix&quot;:&quot;&quot;,&quot;uri&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issue&quot;:&quot;2&quot;,&quot;container-title-short&quot;:&quot;Mind, Culture, and Activity&quot;,&quot;type&quot;:&quot;article-journal&quot;,&quot;source&quot;:&quot;DOI.org (Crossref)&quot;,&quot;accessed&quot;:{&quot;date-parts&quot;:[[2022,9,12]]},&quot;URL&quot;:&quot;http://www.tandfonline.com/doi/abs/10.1207/S15327884MCA0902_02&quot;,&quot;citation-key&quot;:&quot;barab_using_2002&quot;,&quot;container-title&quot;:&quot;Mind, Culture, and Activity&quot;,&quot;id&quot;:&quot;barab_using_2002&quot;,&quot;page&quot;:&quot;76-107&quot;,&quot;ISSN&quot;:&quot;1074-9039, 1532-7884&quot;,&quot;title&quot;:&quot;Using Activity Theory to Understand the Systemic Tensions Characterizing a Technology-Rich Introductory Astronomy Course&quot;,&quot;DOI&quot;:&quot;10.1207/S15327884MCA0902_02&quot;,&quot;language&quot;:&quot;en&quot;,&quot;issued&quot;:{&quot;date-parts&quot;:[[2002,5]]}},&quot;uris&quot;:[&quot;http://zotero.org/users/1913249/items/WQXATS8V&quot;]}]} RNDrsdpmvsefm"/>&lt;Do Zotero Refresh: [@barab_using_2002]&gt;<text:reference-mark-end text:name="ZOTERO_ITEM CSL_CITATION {&quot;schema&quot;:&quot;https://github.com/citation-style-language/schema/raw/master/csl-citation.json&quot;,&quot;citationID&quot;:&quot;hwmmwmhe&quot;,&quot;properties&quot;:{&quot;noteIndex&quot;:0,&quot;formattedCitation&quot;:&quot;[@barab_using_2002]&quot;},&quot;citationItems&quot;:[{&quot;prefix&quot;:&quot;&quot;,&quot;id&quot;:3739,&quot;suffix&quot;:&quot;&quot;,&quot;uri&quot;:[&quot;http://zotero.org/users/1913249/items/WQXATS8V&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issue&quot;:&quot;2&quot;,&quot;container-title-short&quot;:&quot;Mind, Culture, and Activity&quot;,&quot;type&quot;:&quot;article-journal&quot;,&quot;source&quot;:&quot;DOI.org (Crossref)&quot;,&quot;accessed&quot;:{&quot;date-parts&quot;:[[2022,9,12]]},&quot;URL&quot;:&quot;http://www.tandfonline.com/doi/abs/10.1207/S15327884MCA0902_02&quot;,&quot;citation-key&quot;:&quot;barab_using_2002&quot;,&quot;container-title&quot;:&quot;Mind, Culture, and Activity&quot;,&quot;id&quot;:&quot;barab_using_2002&quot;,&quot;page&quot;:&quot;76-107&quot;,&quot;ISSN&quot;:&quot;1074-9039, 1532-7884&quot;,&quot;title&quot;:&quot;Using Activity Theory to Understand the Systemic Tensions Characterizing a Technology-Rich Introductory Astronomy Course&quot;,&quot;DOI&quot;:&quot;10.1207/S15327884MCA0902_02&quot;,&quot;language&quot;:&quot;en&quot;,&quot;issued&quot;:{&quot;date-parts&quot;:[[2002,5]]}},&quot;uris&quot;:[&quot;http://zotero.org/users/1913249/items/WQXATS8V&quot;]}]} RNDrsdpmvsefm"/>.</text:p>
      <text:h text:style-name="Heading_20_3" text:outline-level="3"><text:bookmark-start text:name="conceptualising-activity-in-this-learning-design-1"/>Conceptualising activity in this learning design<text:bookmark-end text:name="conceptualising-activity-in-this-learning-design-1"/></text:h>
      <text:p text:style-name="P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 While Blunden makes a pragmatic proposal to use the project as they key unit of activity [-(<text:span text:style-name="T1">blunden_interdisciplinary_2010?</text:span>)]<text:reference-mark-start text:name="ZOTERO_ITEM CSL_CITATION {&quot;schema&quot;:&quot;https://github.com/citation-style-language/schema/raw/master/csl-citation.json&quot;,&quot;citationID&quot;:&quot;vmikrpgd&quot;,&quot;properties&quot;:{&quot;noteIndex&quot;:0,&quot;formattedCitation&quot;:&quot;[@blunden_collaborative_2014]&quot;},&quot;citationItems&quot;:[{&quot;prefix&quot;:&quot;&quot;,&quot;id&quot;:3730,&quot;suffix&quot;:&quot;&quot;,&quot;uri&quot;:[&quot;http://zotero.org/users/1913249/items/66N28Q52&quot;],&quot;itemData&quot;:{&quot;ISBN&quot;:&quot;978-90-04-26121-1&quot;,&quot;collection-title&quot;:&quot;Studies in critical social sciences&quot;,&quot;event-place&quot;:&quot;Leiden ; Boston&quot;,&quot;publisher&quot;:&quot;Brill&quot;,&quot;publisher-place&quot;:&quot;Leiden ; Boston&quot;,&quot;number-of-pages&quot;:&quot;385&quot;,&quot;type&quot;:&quot;book&quot;,&quot;call-number&quot;:&quot;H62 .C5658 2014&quot;,&quot;issued&quot;:{&quot;date-parts&quot;:[[2014]]},&quot;citation-key&quot;:&quot;blunden_collaborative_2014&quot;,&quot;id&quot;:&quot;blunden_collaborative_2014&quot;,&quot;title-short&quot;:&quot;Collaborative projects&quot;,&quot;source&quot;:&quot;Library of Congress ISBN&quot;,&quot;title&quot;:&quot;Collaborative projects: an interdisciplinary study&quot;,&quot;collection-number&quot;:&quot;volume 66&quot;,&quot;editor&quot;:[{&quot;family&quot;:&quot;Blunden&quot;,&quot;given&quot;:&quot;Andy&quot;}],&quot;language&quot;:&quot;en&quot;},&quot;uris&quot;:[&quot;http://zotero.org/users/1913249/items/66N28Q52&quot;]}]} RNDbcqjhiclyp"/>&lt;Do Zotero Refresh: [@blunden_collaborative_2014]&gt;<text:reference-mark-end text:name="ZOTERO_ITEM CSL_CITATION {&quot;schema&quot;:&quot;https://github.com/citation-style-language/schema/raw/master/csl-citation.json&quot;,&quot;citationID&quot;:&quot;vmikrpgd&quot;,&quot;properties&quot;:{&quot;noteIndex&quot;:0,&quot;formattedCitation&quot;:&quot;[@blunden_collaborative_2014]&quot;},&quot;citationItems&quot;:[{&quot;prefix&quot;:&quot;&quot;,&quot;id&quot;:3730,&quot;suffix&quot;:&quot;&quot;,&quot;uri&quot;:[&quot;http://zotero.org/users/1913249/items/66N28Q52&quot;],&quot;itemData&quot;:{&quot;ISBN&quot;:&quot;978-90-04-26121-1&quot;,&quot;collection-title&quot;:&quot;Studies in critical social sciences&quot;,&quot;event-place&quot;:&quot;Leiden ; Boston&quot;,&quot;publisher&quot;:&quot;Brill&quot;,&quot;publisher-place&quot;:&quot;Leiden ; Boston&quot;,&quot;number-of-pages&quot;:&quot;385&quot;,&quot;type&quot;:&quot;book&quot;,&quot;call-number&quot;:&quot;H62 .C5658 2014&quot;,&quot;issued&quot;:{&quot;date-parts&quot;:[[2014]]},&quot;citation-key&quot;:&quot;blunden_collaborative_2014&quot;,&quot;id&quot;:&quot;blunden_collaborative_2014&quot;,&quot;title-short&quot;:&quot;Collaborative projects&quot;,&quot;source&quot;:&quot;Library of Congress ISBN&quot;,&quot;title&quot;:&quot;Collaborative projects: an interdisciplinary study&quot;,&quot;collection-number&quot;:&quot;volume 66&quot;,&quot;editor&quot;:[{&quot;family&quot;:&quot;Blunden&quot;,&quot;given&quot;:&quot;Andy&quot;}],&quot;language&quot;:&quot;en&quot;},&quot;uris&quot;:[&quot;http://zotero.org/users/1913249/items/66N28Q52&quot;]}]} RNDbcqjhiclyp"/>, there is a strong case to make for the sub-project of implementing GDP as a key unit of analysis for this chapter.</text:p>
      <text:p text:style-name="Text_20_body">REWRITE THE ABOVE - TALK OF EVOLUTION OF RESOURCES AROUND GAME FEATURES VIA REQUESTS</text:p>
      <text:p text:style-name="Text_20_body">The implementation of GDPs as a unit of analysis for the researcher also has the following utility / validity;</text:p>
      <text:list text:style-name="L31">
        <text:list-item>
          <text:p text:style-name="P33">There is a practicality in terms of defining possible boundaries of what to analyse in depth.</text:p>
        </text:list-item>
        <text:list-item>
          <text:p text:style-name="P33">There is a more frequent iteration present - usually a period of playtesting after each new pattern added.</text:p>
        </text:list-item>
        <text:list-item>
          <text:p text:style-name="P33">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3">Each GDP can be seen as a project given an interpretation of project as the concrete implementation of a goal</text:p>
        </text:list-item>
        <text:list-item>
          <text:p text:style-name="P33">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text:soft-page-break/>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schema&quot;:&quot;https://github.com/citation-style-language/schema/raw/master/csl-citation.json&quot;,&quot;citationID&quot;:&quot;grtmewqn&quot;,&quot;properties&quot;:{&quot;noteIndex&quot;:0,&quot;formattedCitation&quot;:&quot;[@kuutti_activity_1995]&quot;},&quot;citationItems&quot;:[{&quot;prefix&quot;:&quot;&quot;,&quot;id&quot;:3237,&quot;suffix&quot;:&quot;&quot;,&quot;uri&quot;:[&quot;http://zotero.org/users/1913249/items/GD5WYGD3&quot;],&quot;itemData&quot;:{&quot;type&quot;:&quot;article-journal&quot;,&quot;author&quot;:[{&quot;family&quot;:&quot;Kuutti&quot;,&quot;given&quot;:&quot;Kari&quot;}],&quot;citation-key&quot;:&quot;kuutti_activity_1995&quot;,&quot;issued&quot;:{&quot;date-parts&quot;:[[1995]]},&quot;page&quot;:&quot;19&quot;,&quot;source&quot;:&quot;Zotero&quot;,&quot;title&quot;:&quot;Activity Theory as a potential framework for human- computer interaction research&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 RNDfolvkgisqz"/>&lt;Do Zotero Refresh: [@kuutti_activity_1995]&gt;<text:reference-mark-end text:name="ZOTERO_ITEM CSL_CITATION {&quot;schema&quot;:&quot;https://github.com/citation-style-language/schema/raw/master/csl-citation.json&quot;,&quot;citationID&quot;:&quot;grtmewqn&quot;,&quot;properties&quot;:{&quot;noteIndex&quot;:0,&quot;formattedCitation&quot;:&quot;[@kuutti_activity_1995]&quot;},&quot;citationItems&quot;:[{&quot;prefix&quot;:&quot;&quot;,&quot;id&quot;:3237,&quot;suffix&quot;:&quot;&quot;,&quot;uri&quot;:[&quot;http://zotero.org/users/1913249/items/GD5WYGD3&quot;],&quot;itemData&quot;:{&quot;type&quot;:&quot;article-journal&quot;,&quot;author&quot;:[{&quot;family&quot;:&quot;Kuutti&quot;,&quot;given&quot;:&quot;Kari&quot;}],&quot;citation-key&quot;:&quot;kuutti_activity_1995&quot;,&quot;issued&quot;:{&quot;date-parts&quot;:[[1995]]},&quot;page&quot;:&quot;19&quot;,&quot;source&quot;:&quot;Zotero&quot;,&quot;title&quot;:&quot;Activity Theory as a potential framework for human- computer interaction research&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 RNDfolvkgisqz"/>.</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schema&quot;:&quot;https://github.com/citation-style-language/schema/raw/master/csl-citation.json&quot;,&quot;citationID&quot;:&quot;ixdkauuh&quot;,&quot;properties&quot;:{&quot;noteIndex&quot;:0,&quot;formattedCitation&quot;:&quot;[@kuutti_activity_1995]&quot;},&quot;citationItems&quot;:[{&quot;prefix&quot;:&quot;&quot;,&quot;id&quot;:3237,&quot;suffix&quot;:&quot;&quot;,&quot;uri&quot;:[&quot;http://zotero.org/users/1913249/items/GD5WYGD3&quot;],&quot;itemData&quot;:{&quot;type&quot;:&quot;article-journal&quot;,&quot;author&quot;:[{&quot;family&quot;:&quot;Kuutti&quot;,&quot;given&quot;:&quot;Kari&quot;}],&quot;citation-key&quot;:&quot;kuutti_activity_1995&quot;,&quot;issued&quot;:{&quot;date-parts&quot;:[[1995]]},&quot;page&quot;:&quot;19&quot;,&quot;source&quot;:&quot;Zotero&quot;,&quot;title&quot;:&quot;Activity Theory as a potential framework for human- computer interaction research&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 RNDcwsblzsfmw"/>&lt;Do Zotero Refresh: [@kuutti_activity_1995]&gt;<text:reference-mark-end text:name="ZOTERO_ITEM CSL_CITATION {&quot;schema&quot;:&quot;https://github.com/citation-style-language/schema/raw/master/csl-citation.json&quot;,&quot;citationID&quot;:&quot;ixdkauuh&quot;,&quot;properties&quot;:{&quot;noteIndex&quot;:0,&quot;formattedCitation&quot;:&quot;[@kuutti_activity_1995]&quot;},&quot;citationItems&quot;:[{&quot;prefix&quot;:&quot;&quot;,&quot;id&quot;:3237,&quot;suffix&quot;:&quot;&quot;,&quot;uri&quot;:[&quot;http://zotero.org/users/1913249/items/GD5WYGD3&quot;],&quot;itemData&quot;:{&quot;type&quot;:&quot;article-journal&quot;,&quot;author&quot;:[{&quot;family&quot;:&quot;Kuutti&quot;,&quot;given&quot;:&quot;Kari&quot;}],&quot;citation-key&quot;:&quot;kuutti_activity_1995&quot;,&quot;issued&quot;:{&quot;date-parts&quot;:[[1995]]},&quot;page&quot;:&quot;19&quot;,&quot;source&quot;:&quot;Zotero&quot;,&quot;title&quot;:&quot;Activity Theory as a potential framework for human- computer interaction research&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s&quot;:[&quot;http://zotero.org/users/1913249/items/GD5WYGD3&quot;]}]} RNDcwsblzsfmw"/></text:p>
      <text:p text:style-name="Text_20_body">Each of these with differing levels of abstraction.</text:p>
      <text:p text:style-name="Text_20_body">Break down that of GDPs?</text:p>
      <text:h text:style-name="Heading_20_4" text:outline-level="4"><text:bookmark-start text:name="loa-in-computing-pedagogy"/>LOA in Computing pedagogy<text:bookmark-end text:name="loa-in-computing-pedagogy"/></text:h>
      <text:p text:style-name="First_20_paragraph">Call back to PRIMM and Waite Sentence’s work he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1">rogoffObservingSocioculturalActivity1993?</text:span>; <text:span text:style-name="T1">rogoffGuidedParticipationCultural1993?</text:span>) of ethnography and three planes of activity.</text:p>
      <text:p text:style-name="Text_20_body">Include the following points in this section.</text:p>
      <text:list text:style-name="L32">
        <text:list-item>
          <text:p text:style-name="P34">Suitability of this framework for informal education.</text:p>
        </text:list-item>
        <text:list-item>
          <text:p text:style-name="P34">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text:style-name="L33">
        <text:list-item>
          <text:p text:style-name="P35">Early gathering via journal / notes / practioner interviews</text:p>
        </text:list-item>
        <text:list-item>
          <text:p text:style-name="P35">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text:soft-page-break/>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I use a software sustainability approach also influenced by a personal modification of <text:soft-page-break/>permaculture computing ideas and ideas of free software and open document approaches.</text:p>
      <text:list text:style-name="L34">
        <text:list-item>
          <text:p text:style-name="P36">Data portability and interoperability</text:p>
        </text:list-item>
        <text:list-item>
          <text:p text:style-name="P36">Software sustainability, in particular longevity</text:p>
        </text:list-item>
        <text:list-item>
          <text:p text:style-name="P36">Licencing - FLOSS licence ?</text:p>
        </text:list-item>
        <text:list-item>
          <text:p text:style-name="P36">If proprietary - then what is the business model?</text:p>
        </text:list-item>
        <text:list-item>
          <text:p text:style-name="P36">Is batch processing of files possible?</text:p>
        </text:list-item>
        <text:list-item>
          <text:p text:style-name="P36">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text:style-name="L35">
        <text:list-item>
          <text:p text:style-name="P37">split video files - can be corrupted thus you only lose one - but also can be confusing</text:p>
        </text:list-item>
        <text:list-item>
          <text:p text:style-name="P37">time navigation - also confusing - sometimes put up on the screen - but inconsistently</text:p>
        </text:list-item>
        <text:list-item>
          <text:p text:style-name="P37">moving and keeping a track of data from week to week and over years is complex.</text:p>
        </text:list-item>
        <text:list-item>
          <text:p text:style-name="P37">processing data requires special software - from samsung</text:p>
        </text:list-item>
        <text:list-item>
          <text:p text:style-name="P37">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text:style-name="L36">
        <text:list-item>
          <text:p text:style-name="P38">intrusive feel - having the webcam on and the resulting red light on the screen, I felt was less conducive to feeling comfortable than one 360 camera in the middle of the room.</text:p>
        </text:list-item>
        <text:list-item>
          <text:p text:style-name="P38">less resources - recording webcam on the laptop</text:p>
        </text:list-item>
        <text:list-item>
          <text:p text:style-name="P38">reduced video file size of final data file</text:p>
        </text:list-item>
        <text:list-item>
          <text:p text:style-name="P38">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text:soft-page-break/>However, it not possible to code the natively created files directly. Thus need to be converted to 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text:soft-page-break/>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3" text:outline-level="3"><text:bookmark-start text:name="analysis-of-journal-and-teaching-resources"/>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text:style-name="L37">
        <text:list-item>
          <text:p text:style-name="P39">Book Journal pages</text:p>
        </text:list-item>
        <text:list-item>
          <text:p text:style-name="P39">Digital journal entries directly in response to going</text:p>
        </text:list-item>
        <text:list-item>
          <text:p text:style-name="P39">Linear support book and print outs to support participants in sessions</text:p>
        </text:list-item>
        <text:list-item>
          <text:p text:style-name="P39">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text:style-name="L38">
        <text:list-item>
          <text:p text:style-name="P40">as a reflective tool after sessions</text:p>
        </text:list-item>
        <text:list-item>
          <text:p text:style-name="P40">as a note pad to plan resource creation</text:p>
        </text:list-item>
        <text:list-item>
          <text:p text:style-name="P40">as a sketch pad to explore the relationship between Concepts being explored and existing game making frameworks</text:p>
        </text:list-item>
        <text:list-item>
          <text:p text:style-name="P40">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text:style-name="L39">
        <text:list-item>
          <text:p text:style-name="P41">Using an existing relevant framework saves time, especially as a more emergent approach was (in part ) in coding video data.</text:p>
        </text:list-item>
        <text:list-item>
          <text:p text:style-name="P41">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41">The advantages of drawing on funds of knowledge, and the activities that I used to do this, as well as connecting to wider communities are address well with the plane of culture, in the concept of Apprenticeship.</text:p>
        </text:list-item>
        <text:list-item>
          <text:p text:style-name="P41">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41">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text:soft-page-break/>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https://docs.google.com/document/d/1vpAIqHPg_Z0S5MWeS0rBTvxCL1N9NQButam4Ozq39Ek/edit#</text:p>
      <text:p text:style-name="Text_20_body">Criteria include:</text:p>
      <text:list text:style-name="L40">
        <text:list-item>
          <text:p text:style-name="P42">Good quality recording</text:p>
        </text:list-item>
        <text:list-item>
          <text:p text:style-name="P42">Diversity of kinds of participants, ages especially</text:p>
        </text:list-item>
        <text:list-item>
          <text:p text:style-name="P42">Diversity of participant actions in terms of tasks being worked on</text:p>
        </text:list-item>
        <text:list-item>
          <text:p text:style-name="P42">Diversity of kinds of pair and peer interaction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text:style-name="L41">
        <text:list-item>
          <text:p text:style-name="P43">scanning written document and converting digital documents for inclusion into nvivo for formal Coding</text:p>
        </text:list-item>
        <text:list-item>
          <text:p text:style-name="P43">using a spread sheet and putting categories and notes in to columns</text:p>
        </text:list-item>
        <text:list-item>
          <text:p text:style-name="P43">using trello or other Kanban</text:p>
        </text:list-item>
        <text:list-item>
          <text:p text:style-name="P43">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e process of refining this reflection into learning and teaching resources was complex and iterative. The following paragraph illustrates the process using a case study? [PERHAPS LOOK AT THE ELEMENTs OF A GAME DIVISION? - FINAL DESTINATION - SPACE, MECHANICS, POLISH]</text:p>
      <text:h text:style-name="Heading_20_3" text:outline-level="3"><text:bookmark-start text:name="video-coding---analysis-of-data"/>Video Coding - Analysis of Data<text:bookmark-end text:name="video-coding---analysis-of-data"/></text:h>
      <text:p text:style-name="First_20_paragraph">I am guided by approaches which use video to develop both in-depth thematic analysis and broader narratives such as case studies <text:reference-mark-start text:name="ZOTERO_ITEM CSL_CITATION {&quot;schema&quot;:&quot;https://github.com/citation-style-language/schema/raw/master/csl-citation.json&quot;,&quot;citationID&quot;:&quot;blurldpp&quot;,&quot;properties&quot;:{&quot;noteIndex&quot;:0,&quot;formattedCitation&quot;:&quot;[@derry_conducting_2010]&quot;},&quot;citationItems&quot;:[{&quot;prefix&quot;:&quot;&quot;,&quot;id&quot;:3437,&quot;suffix&quot;:&quot;&quot;,&quot;uri&quot;:[&quot;http://zotero.org/users/1913249/items/ANEHA9IE&quot;],&quot;itemData&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volume&quot;:&quot;19&quot;,&quot;issue&quot;:&quot;1&quot;,&quot;container-title-short&quot;:&quot;Journal of the Learning Sciences&quot;,&quot;type&quot;:&quot;article-journal&quot;,&quot;URL&quot;:&quot;http://www.tandfonline.com/doi/abs/10.1080/10508400903452884&quot;,&quot;source&quot;:&quot;DOI.org (Crossref)&quot;,&quot;accessed&quot;:{&quot;date-parts&quot;:[[2019,5,19]]},&quot;ISSN&quot;:&quot;1050-8406, 1532-7809&quot;,&quot;citation-key&quot;:&quot;derry_conducting_2010&quot;,&quot;container-title&quot;:&quot;Journal of the Learning Sciences&quot;,&quot;id&quot;:&quot;derry_conducting_2010&quot;,&quot;title-short&quot;:&quot;Conducting Video Research in the Learning Sciences&quot;,&quot;page&quot;:&quot;3-53&quot;,&quot;title&quot;:&quot;Conducting Video Research in the Learning Sciences: Guidance on Selection, Analysis, Technology, and Ethics&quot;,&quot;DOI&quot;:&quot;10.1080/10508400903452884&quot;,&quot;language&quot;:&quot;en&quot;,&quot;issued&quot;:{&quot;date-parts&quot;:[[2010,1,27]]}},&quot;uris&quot;:[&quot;http://zotero.org/users/1913249/items/ANEHA9IE&quot;]}]} RNDnpjhxmepnq"/>&lt;Do Zotero Refresh: [@derry_conducting_2010]&gt;<text:reference-mark-end text:name="ZOTERO_ITEM CSL_CITATION {&quot;schema&quot;:&quot;https://github.com/citation-style-language/schema/raw/master/csl-citation.json&quot;,&quot;citationID&quot;:&quot;blurldpp&quot;,&quot;properties&quot;:{&quot;noteIndex&quot;:0,&quot;formattedCitation&quot;:&quot;[@derry_conducting_2010]&quot;},&quot;citationItems&quot;:[{&quot;prefix&quot;:&quot;&quot;,&quot;id&quot;:3437,&quot;suffix&quot;:&quot;&quot;,&quot;uri&quot;:[&quot;http://zotero.org/users/1913249/items/ANEHA9IE&quot;],&quot;itemData&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volume&quot;:&quot;19&quot;,&quot;issue&quot;:&quot;1&quot;,&quot;container-title-short&quot;:&quot;Journal of the Learning Sciences&quot;,&quot;type&quot;:&quot;article-journal&quot;,&quot;URL&quot;:&quot;http://www.tandfonline.com/doi/abs/10.1080/10508400903452884&quot;,&quot;source&quot;:&quot;DOI.org (Crossref)&quot;,&quot;accessed&quot;:{&quot;date-parts&quot;:[[2019,5,19]]},&quot;ISSN&quot;:&quot;1050-8406, 1532-7809&quot;,&quot;citation-key&quot;:&quot;derry_conducting_2010&quot;,&quot;container-title&quot;:&quot;Journal of the Learning Sciences&quot;,&quot;id&quot;:&quot;derry_conducting_2010&quot;,&quot;title-short&quot;:&quot;Conducting Video Research in the Learning Sciences&quot;,&quot;page&quot;:&quot;3-53&quot;,&quot;title&quot;:&quot;Conducting Video Research in the Learning Sciences: Guidance on Selection, Analysis, Technology, and Ethics&quot;,&quot;DOI&quot;:&quot;10.1080/10508400903452884&quot;,&quot;language&quot;:&quot;en&quot;,&quot;issued&quot;:{&quot;date-parts&quot;:[[2010,1,27]]}},&quot;uris&quot;:[&quot;http://zotero.org/users/1913249/items/ANEHA9IE&quot;]}]} RNDnpjhxmepnq"/>.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schema&quot;:&quot;https://github.com/citation-style-language/schema/raw/master/csl-citation.json&quot;,&quot;citationID&quot;:&quot;pgvbcyem&quot;,&quot;properties&quot;:{&quot;noteIndex&quot;:0,&quot;formattedCitation&quot;:&quot;[@mercer_methods_2004]&quot;},&quot;citationItems&quot;:[{&quot;prefix&quot;:&quot;&quot;,&quot;id&quot;:3433,&quot;suffix&quot;:&quot;&quot;,&quot;uri&quot;:[&quot;http://zotero.org/users/1913249/items/NYQ59F7R&quot;],&quot;itemData&quot;:{&quot;author&quot;:[{&quot;family&quot;:&quot;Mercer&quot;,&quot;given&quot;:&quot;Neil&quot;},{&quot;family&quot;:&quot;Littleton&quot;,&quot;given&quot;:&quot;Karen&quot;},{&quot;family&quot;:&quot;Wegerif&quot;,&quot;given&quot;:&quot;Rupert&quot;}],&quot;volume&quot;:&quot;13&quot;,&quot;container-title&quot;:&quot;Technology, Pedagogy and Education&quot;,&quot;container-title-short&quot;:&quot;Technology, Pedagogy and Education&quot;,&quot;type&quot;:&quot;article-journal&quot;,&quot;URL&quot;:&quot;http://www.tandfonline.com/doi/abs/10.1080/14759390400200180&quot;,&quot;source&quot;:&quot;DOI.org (Crossref)&quot;,&quot;issued&quot;:{&quot;date-parts&quot;:[[2004,7]]},&quot;ISSN&quot;:&quot;1475-939X, 1747-5139&quot;,&quot;citation-key&quot;:&quot;mercer_methods_2004&quot;,&quot;accessed&quot;:{&quot;date-parts&quot;:[[2019,5,19]]},&quot;id&quot;:&quot;mercer_methods_2004&quot;,&quot;page&quot;:&quot;195-212&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title&quot;:&quot;Methods for studying the processes of interaction and collaborative activity in computer-based educational activities&quot;,&quot;DOI&quot;:&quot;10.1080/14759390400200180&quot;,&quot;language&quot;:&quot;en&quot;,&quot;issue&quot;:&quot;2&quot;},&quot;uris&quot;:[&quot;http://zotero.org/users/1913249/items/NYQ59F7R&quot;]}]} RNDfvhjwivrag"/>&lt;Do Zotero Refresh: <text:soft-page-break/>[@mercer_methods_2004]&gt;<text:reference-mark-end text:name="ZOTERO_ITEM CSL_CITATION {&quot;schema&quot;:&quot;https://github.com/citation-style-language/schema/raw/master/csl-citation.json&quot;,&quot;citationID&quot;:&quot;pgvbcyem&quot;,&quot;properties&quot;:{&quot;noteIndex&quot;:0,&quot;formattedCitation&quot;:&quot;[@mercer_methods_2004]&quot;},&quot;citationItems&quot;:[{&quot;prefix&quot;:&quot;&quot;,&quot;id&quot;:3433,&quot;suffix&quot;:&quot;&quot;,&quot;uri&quot;:[&quot;http://zotero.org/users/1913249/items/NYQ59F7R&quot;],&quot;itemData&quot;:{&quot;author&quot;:[{&quot;family&quot;:&quot;Mercer&quot;,&quot;given&quot;:&quot;Neil&quot;},{&quot;family&quot;:&quot;Littleton&quot;,&quot;given&quot;:&quot;Karen&quot;},{&quot;family&quot;:&quot;Wegerif&quot;,&quot;given&quot;:&quot;Rupert&quot;}],&quot;volume&quot;:&quot;13&quot;,&quot;container-title&quot;:&quot;Technology, Pedagogy and Education&quot;,&quot;container-title-short&quot;:&quot;Technology, Pedagogy and Education&quot;,&quot;type&quot;:&quot;article-journal&quot;,&quot;URL&quot;:&quot;http://www.tandfonline.com/doi/abs/10.1080/14759390400200180&quot;,&quot;source&quot;:&quot;DOI.org (Crossref)&quot;,&quot;issued&quot;:{&quot;date-parts&quot;:[[2004,7]]},&quot;ISSN&quot;:&quot;1475-939X, 1747-5139&quot;,&quot;citation-key&quot;:&quot;mercer_methods_2004&quot;,&quot;accessed&quot;:{&quot;date-parts&quot;:[[2019,5,19]]},&quot;id&quot;:&quot;mercer_methods_2004&quot;,&quot;page&quot;:&quot;195-212&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title&quot;:&quot;Methods for studying the processes of interaction and collaborative activity in computer-based educational activities&quot;,&quot;DOI&quot;:&quot;10.1080/14759390400200180&quot;,&quot;language&quot;:&quot;en&quot;,&quot;issue&quot;:&quot;2&quot;},&quot;uris&quot;:[&quot;http://zotero.org/users/1913249/items/NYQ59F7R&quot;]}]} RNDfvhjwivrag"/>. While a common pattern in classroom interactions is that of IRF, initiation (teacher), response (student) and follow up (teacher) <text:reference-mark-start text:name="ZOTERO_ITEM CSL_CITATION {&quot;schema&quot;:&quot;https://github.com/citation-style-language/schema/raw/master/csl-citation.json&quot;,&quot;citationID&quot;:&quot;uqviffpc&quot;,&quot;properties&quot;:{&quot;noteIndex&quot;:0,&quot;formattedCitation&quot;:&quot;[@sinclair_towards_1975]&quot;},&quot;citationItems&quot;:[{&quot;prefix&quot;:&quot;&quot;,&quot;id&quot;:3398,&quot;suffix&quot;:&quot;&quot;,&quot;uri&quot;:[&quot;http://zotero.org/users/1913249/items/5GN3VJQX&quot;],&quot;itemData&quot;:{&quot;id&quot;:&quot;sinclair_towards_1975&quot;,&quot;author&quot;:[{&quot;family&quot;:&quot;Sinclair&quot;,&quot;given&quot;:&quot;John McHardy&quot;},{&quot;family&quot;:&quot;Coulthard&quot;,&quot;given&quot;:&quot;Malcolm&quot;}],&quot;type&quot;:&quot;book&quot;,&quot;citation-key&quot;:&quot;sinclair_towards_1975&quot;,&quot;issued&quot;:{&quot;date-parts&quot;:[[1975]]},&quot;title&quot;:&quot;Towards an analysis of discourse: The English used by teachers and pupils&quot;,&quot;publisher&quot;:&quot;Oxford Univ Pr&quot;},&quot;uris&quot;:[&quot;http://zotero.org/users/1913249/items/5GN3VJQX&quot;]}]} RNDrusfkilgkn"/>&lt;Do Zotero Refresh: [@sinclair_towards_1975]&gt;<text:reference-mark-end text:name="ZOTERO_ITEM CSL_CITATION {&quot;schema&quot;:&quot;https://github.com/citation-style-language/schema/raw/master/csl-citation.json&quot;,&quot;citationID&quot;:&quot;uqviffpc&quot;,&quot;properties&quot;:{&quot;noteIndex&quot;:0,&quot;formattedCitation&quot;:&quot;[@sinclair_towards_1975]&quot;},&quot;citationItems&quot;:[{&quot;prefix&quot;:&quot;&quot;,&quot;id&quot;:3398,&quot;suffix&quot;:&quot;&quot;,&quot;uri&quot;:[&quot;http://zotero.org/users/1913249/items/5GN3VJQX&quot;],&quot;itemData&quot;:{&quot;id&quot;:&quot;sinclair_towards_1975&quot;,&quot;author&quot;:[{&quot;family&quot;:&quot;Sinclair&quot;,&quot;given&quot;:&quot;John McHardy&quot;},{&quot;family&quot;:&quot;Coulthard&quot;,&quot;given&quot;:&quot;Malcolm&quot;}],&quot;type&quot;:&quot;book&quot;,&quot;citation-key&quot;:&quot;sinclair_towards_1975&quot;,&quot;issued&quot;:{&quot;date-parts&quot;:[[1975]]},&quot;title&quot;:&quot;Towards an analysis of discourse: The English used by teachers and pupils&quot;,&quot;publisher&quot;:&quot;Oxford Univ Pr&quot;},&quot;uris&quot;:[&quot;http://zotero.org/users/1913249/items/5GN3VJQX&quot;]}]} RNDrusfkilgkn"/>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schema&quot;:&quot;https://github.com/citation-style-language/schema/raw/master/csl-citation.json&quot;,&quot;citationID&quot;:&quot;eoajjhtg&quot;,&quot;properties&quot;:{&quot;noteIndex&quot;:0,&quot;formattedCitation&quot;:&quot;[@lyle_investigation_1993; @phillips_beyond_1985]&quot;},&quot;citationItems&quot;:[{&quot;prefix&quot;:&quot;&quot;,&quot;id&quot;:3432,&quot;suffix&quot;:&quot;&quot;,&quot;uri&quot;:[&quot;http://zotero.org/users/1913249/items/ITHBG26F&quot;],&quot;itemData&quot;:{&quot;author&quot;:[{&quot;family&quot;:&quot;Lyle&quot;,&quot;given&quot;:&quot;Susan&quot;}],&quot;volume&quot;:&quot;7&quot;,&quot;container-title&quot;:&quot;Language and Education&quot;,&quot;container-title-short&quot;:&quot;Language and Education&quot;,&quot;type&quot;:&quot;article-journal&quot;,&quot;URL&quot;:&quot;http://www.tandfonline.com/doi/abs/10.1080/09500789309541358&quot;,&quot;source&quot;:&quot;DOI.org (Crossref)&quot;,&quot;issued&quot;:{&quot;date-parts&quot;:[[1993,1]]},&quot;ISSN&quot;:&quot;0950-0782, 1747-7581&quot;,&quot;citation-key&quot;:&quot;lyle_investigation_1993&quot;,&quot;accessed&quot;:{&quot;date-parts&quot;:[[2019,5,19]]},&quot;id&quot;:&quot;lyle_investigation_1993&quot;,&quot;page&quot;:&quot;181-197&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title&quot;:&quot;An investigation into ways in which children talk themselves into meaning’&quot;,&quot;DOI&quot;:&quot;10.1080/09500789309541358&quot;,&quot;language&quot;:&quot;en&quot;,&quot;issue&quot;:&quot;3&quot;},&quot;uris&quot;:[&quot;http://zotero.org/users/1913249/items/ITHBG26F&quot;]},{&quot;prefix&quot;:&quot;&quot;,&quot;id&quot;:3402,&quot;suffix&quot;:&quot;&quot;,&quot;uri&quot;:[&quot;http://zotero.org/users/1913249/items/EWL6YAVY&quot;],&quot;itemData&quot;:{&quot;type&quot;:&quot;chapter&quot;,&quot;author&quot;:[{&quot;family&quot;:&quot;Phillips&quot;,&quot;given&quot;:&quot;Terry&quot;}],&quot;citation-key&quot;:&quot;phillips_beyond_1985&quot;,&quot;issued&quot;:{&quot;date-parts&quot;:[[1985]]},&quot;page&quot;:&quot;67–90&quot;,&quot;title&quot;:&quot;Beyond lip-service: Discourse development after the age of nine&quot;,&quot;publisher&quot;:&quot;Routledge&quot;,&quot;id&quot;:&quot;phillips_beyond_1985&quot;,&quot;container-title&quot;:&quot;Language And Learning&quot;},&quot;uris&quot;:[&quot;http://zotero.org/users/1913249/items/EWL6YAVY&quot;]}]} RNDqoxrvsiqan"/>&lt;Do Zotero Refresh: [@lyle_investigation_1993; @phillips_beyond_1985]&gt;<text:reference-mark-end text:name="ZOTERO_ITEM CSL_CITATION {&quot;schema&quot;:&quot;https://github.com/citation-style-language/schema/raw/master/csl-citation.json&quot;,&quot;citationID&quot;:&quot;eoajjhtg&quot;,&quot;properties&quot;:{&quot;noteIndex&quot;:0,&quot;formattedCitation&quot;:&quot;[@lyle_investigation_1993; @phillips_beyond_1985]&quot;},&quot;citationItems&quot;:[{&quot;prefix&quot;:&quot;&quot;,&quot;id&quot;:3432,&quot;suffix&quot;:&quot;&quot;,&quot;uri&quot;:[&quot;http://zotero.org/users/1913249/items/ITHBG26F&quot;],&quot;itemData&quot;:{&quot;author&quot;:[{&quot;family&quot;:&quot;Lyle&quot;,&quot;given&quot;:&quot;Susan&quot;}],&quot;volume&quot;:&quot;7&quot;,&quot;container-title&quot;:&quot;Language and Education&quot;,&quot;container-title-short&quot;:&quot;Language and Education&quot;,&quot;type&quot;:&quot;article-journal&quot;,&quot;URL&quot;:&quot;http://www.tandfonline.com/doi/abs/10.1080/09500789309541358&quot;,&quot;source&quot;:&quot;DOI.org (Crossref)&quot;,&quot;issued&quot;:{&quot;date-parts&quot;:[[1993,1]]},&quot;ISSN&quot;:&quot;0950-0782, 1747-7581&quot;,&quot;citation-key&quot;:&quot;lyle_investigation_1993&quot;,&quot;accessed&quot;:{&quot;date-parts&quot;:[[2019,5,19]]},&quot;id&quot;:&quot;lyle_investigation_1993&quot;,&quot;page&quot;:&quot;181-197&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title&quot;:&quot;An investigation into ways in which children talk themselves into meaning’&quot;,&quot;DOI&quot;:&quot;10.1080/09500789309541358&quot;,&quot;language&quot;:&quot;en&quot;,&quot;issue&quot;:&quot;3&quot;},&quot;uris&quot;:[&quot;http://zotero.org/users/1913249/items/ITHBG26F&quot;]},{&quot;prefix&quot;:&quot;&quot;,&quot;id&quot;:3402,&quot;suffix&quot;:&quot;&quot;,&quot;uri&quot;:[&quot;http://zotero.org/users/1913249/items/EWL6YAVY&quot;],&quot;itemData&quot;:{&quot;type&quot;:&quot;chapter&quot;,&quot;author&quot;:[{&quot;family&quot;:&quot;Phillips&quot;,&quot;given&quot;:&quot;Terry&quot;}],&quot;citation-key&quot;:&quot;phillips_beyond_1985&quot;,&quot;issued&quot;:{&quot;date-parts&quot;:[[1985]]},&quot;page&quot;:&quot;67–90&quot;,&quot;title&quot;:&quot;Beyond lip-service: Discourse development after the age of nine&quot;,&quot;publisher&quot;:&quot;Routledge&quot;,&quot;id&quot;:&quot;phillips_beyond_1985&quot;,&quot;container-title&quot;:&quot;Language And Learning&quot;},&quot;uris&quot;:[&quot;http://zotero.org/users/1913249/items/EWL6YAVY&quot;]}]} RNDqoxrvsiqan"/>, and specifically those from project focused studies <text:reference-mark-start text:name="ZOTERO_ITEM CSL_CITATION {&quot;schema&quot;:&quot;https://github.com/citation-style-language/schema/raw/master/csl-citation.json&quot;,&quot;citationID&quot;:&quot;vqqnkjsu&quot;,&quot;properties&quot;:{&quot;noteIndex&quot;:0,&quot;formattedCitation&quot;:&quot;[@hmelo-silver_facilitating_2008; @moje_maestro_2001]&quot;},&quot;citationItems&quot;:[{&quot;prefix&quot;:&quot;&quot;,&quot;id&quot;:3396,&quot;suffix&quot;:&quot;&quot;,&quot;uri&quot;:[&quot;http://zotero.org/users/1913249/items/RS9JBSKA&quot;],&quot;itemData&quot;:{&quot;author&quot;:[{&quot;family&quot;:&quot;Hmelo-Silver&quot;,&quot;given&quot;:&quot;Cindy E.&quot;},{&quot;family&quot;:&quot;Barrows&quot;,&quot;given&quot;:&quot;Howard S.&quot;}],&quot;volume&quot;:&quot;26&quot;,&quot;issue&quot;:&quot;1&quot;,&quot;container-title-short&quot;:&quot;Cognition and Instruction&quot;,&quot;type&quot;:&quot;article-journal&quot;,&quot;source&quot;:&quot;DOI.org (Crossref)&quot;,&quot;accessed&quot;:{&quot;date-parts&quot;:[[2019,6,17]]},&quot;URL&quot;:&quot;http://www.tandfonline.com/doi/abs/10.1080/07370000701798495&quot;,&quot;citation-key&quot;:&quot;hmelo-silver_facilitating_2008&quot;,&quot;container-title&quot;:&quot;Cognition and Instruction&quot;,&quot;id&quot;:&quot;hmelo-silver_facilitating_2008&quot;,&quot;page&quot;:&quot;48-94&quot;,&quot;ISSN&quot;:&quot;0737-0008, 1532-690X&quot;,&quot;title&quot;:&quot;Facilitating Collaborative Knowledge Building&quot;,&quot;DOI&quot;:&quot;10.1080/07370000701798495&quot;,&quot;language&quot;:&quot;en&quot;,&quot;issued&quot;:{&quot;date-parts&quot;:[[2008,1,18]]}},&quot;uris&quot;:[&quot;http://zotero.org/users/1913249/items/RS9JBSKA&quot;]},{&quot;prefix&quot;:&quot;&quot;,&quot;id&quot;:3393,&quot;suffix&quot;:&quot;&quot;,&quot;uri&quot;:[&quot;http://zotero.org/users/1913249/items/X5SP9SN9&quot;],&quot;itemData&quot;:{&quot;author&quot;:[{&quot;family&quot;:&quot;Moje&quot;,&quot;given&quot;:&quot;Elizabeth B.&quot;},{&quot;family&quot;:&quot;Collazo&quot;,&quot;given&quot;:&quot;Tehani&quot;},{&quot;family&quot;:&quot;Carrillo&quot;,&quot;given&quot;:&quot;Rosario&quot;},{&quot;family&quot;:&quot;Marx&quot;,&quot;given&quot;:&quot;Ronald W.&quot;}],&quot;volume&quot;:&quot;38&quot;,&quot;container-title&quot;:&quot;Journal of Research in Science Teaching&quot;,&quot;license&quot;:&quot;Copyright © 2001 John Wiley &amp; Sons, Inc.&quot;,&quot;type&quot;:&quot;article-journal&quot;,&quot;URL&quot;:&quot;http://onlinelibrary.wiley.com/doi/abs/10.1002/tea.1014&quot;,&quot;issued&quot;:{&quot;date-parts&quot;:[[2001]]},&quot;citation-key&quot;:&quot;moje_maestro_2001&quot;,&quot;accessed&quot;:{&quot;date-parts&quot;:[[2019,6,17]]},&quot;ISSN&quot;:&quot;1098-2736&quot;,&quot;source&quot;:&quot;Wiley Online Library&quot;,&quot;page&quot;:&quot;469-498&quot;,&quot;id&quot;:&quot;moje_maestro_2001&quot;,&quot;title-short&quot;:&quot;“Maestro, what is ‘quality’?&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title&quot;:&quot;“Maestro, what is ‘quality’?”: Language, literacy, and discourse in project-based science&quot;,&quot;DOI&quot;:&quot;10.1002/tea.1014&quot;,&quot;language&quot;:&quot;en&quot;,&quot;issue&quot;:&quot;4&quot;},&quot;uris&quot;:[&quot;http://zotero.org/users/1913249/items/X5SP9SN9&quot;]}]} RNDrdabreqsoa"/>&lt;Do Zotero Refresh: [@hmelo-silver_facilitating_2008; @moje_maestro_2001]&gt;<text:reference-mark-end text:name="ZOTERO_ITEM CSL_CITATION {&quot;schema&quot;:&quot;https://github.com/citation-style-language/schema/raw/master/csl-citation.json&quot;,&quot;citationID&quot;:&quot;vqqnkjsu&quot;,&quot;properties&quot;:{&quot;noteIndex&quot;:0,&quot;formattedCitation&quot;:&quot;[@hmelo-silver_facilitating_2008; @moje_maestro_2001]&quot;},&quot;citationItems&quot;:[{&quot;prefix&quot;:&quot;&quot;,&quot;id&quot;:3396,&quot;suffix&quot;:&quot;&quot;,&quot;uri&quot;:[&quot;http://zotero.org/users/1913249/items/RS9JBSKA&quot;],&quot;itemData&quot;:{&quot;author&quot;:[{&quot;family&quot;:&quot;Hmelo-Silver&quot;,&quot;given&quot;:&quot;Cindy E.&quot;},{&quot;family&quot;:&quot;Barrows&quot;,&quot;given&quot;:&quot;Howard S.&quot;}],&quot;volume&quot;:&quot;26&quot;,&quot;issue&quot;:&quot;1&quot;,&quot;container-title-short&quot;:&quot;Cognition and Instruction&quot;,&quot;type&quot;:&quot;article-journal&quot;,&quot;source&quot;:&quot;DOI.org (Crossref)&quot;,&quot;accessed&quot;:{&quot;date-parts&quot;:[[2019,6,17]]},&quot;URL&quot;:&quot;http://www.tandfonline.com/doi/abs/10.1080/07370000701798495&quot;,&quot;citation-key&quot;:&quot;hmelo-silver_facilitating_2008&quot;,&quot;container-title&quot;:&quot;Cognition and Instruction&quot;,&quot;id&quot;:&quot;hmelo-silver_facilitating_2008&quot;,&quot;page&quot;:&quot;48-94&quot;,&quot;ISSN&quot;:&quot;0737-0008, 1532-690X&quot;,&quot;title&quot;:&quot;Facilitating Collaborative Knowledge Building&quot;,&quot;DOI&quot;:&quot;10.1080/07370000701798495&quot;,&quot;language&quot;:&quot;en&quot;,&quot;issued&quot;:{&quot;date-parts&quot;:[[2008,1,18]]}},&quot;uris&quot;:[&quot;http://zotero.org/users/1913249/items/RS9JBSKA&quot;]},{&quot;prefix&quot;:&quot;&quot;,&quot;id&quot;:3393,&quot;suffix&quot;:&quot;&quot;,&quot;uri&quot;:[&quot;http://zotero.org/users/1913249/items/X5SP9SN9&quot;],&quot;itemData&quot;:{&quot;author&quot;:[{&quot;family&quot;:&quot;Moje&quot;,&quot;given&quot;:&quot;Elizabeth B.&quot;},{&quot;family&quot;:&quot;Collazo&quot;,&quot;given&quot;:&quot;Tehani&quot;},{&quot;family&quot;:&quot;Carrillo&quot;,&quot;given&quot;:&quot;Rosario&quot;},{&quot;family&quot;:&quot;Marx&quot;,&quot;given&quot;:&quot;Ronald W.&quot;}],&quot;volume&quot;:&quot;38&quot;,&quot;container-title&quot;:&quot;Journal of Research in Science Teaching&quot;,&quot;license&quot;:&quot;Copyright © 2001 John Wiley &amp; Sons, Inc.&quot;,&quot;type&quot;:&quot;article-journal&quot;,&quot;URL&quot;:&quot;http://onlinelibrary.wiley.com/doi/abs/10.1002/tea.1014&quot;,&quot;issued&quot;:{&quot;date-parts&quot;:[[2001]]},&quot;citation-key&quot;:&quot;moje_maestro_2001&quot;,&quot;accessed&quot;:{&quot;date-parts&quot;:[[2019,6,17]]},&quot;ISSN&quot;:&quot;1098-2736&quot;,&quot;source&quot;:&quot;Wiley Online Library&quot;,&quot;page&quot;:&quot;469-498&quot;,&quot;id&quot;:&quot;moje_maestro_2001&quot;,&quot;title-short&quot;:&quot;“Maestro, what is ‘quality’?&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title&quot;:&quot;“Maestro, what is ‘quality’?”: Language, literacy, and discourse in project-based science&quot;,&quot;DOI&quot;:&quot;10.1002/tea.1014&quot;,&quot;language&quot;:&quot;en&quot;,&quot;issue&quot;:&quot;4&quot;},&quot;uris&quot;:[&quot;http://zotero.org/users/1913249/items/X5SP9SN9&quot;]}]} RNDrdabreqsoa"/> allow more detailed treatment of the incorporation of tools and cultural artefacts into a collective discourse.</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text:style-name="L42">
        <text:list-item>
          <text:p text:style-name="P44">as a process to get closer to the data</text:p>
        </text:list-item>
        <text:list-item>
          <text:p text:style-name="P44">to contrast thematic analysis of the stages of design with other learning models like PBL</text:p>
        </text:list-item>
        <text:list-item>
          <text:p text:style-name="P44">to identify roles through repeated patterns of interactions</text:p>
        </text:list-item>
        <text:list-item>
          <text:p text:style-name="P44">to reflect on the thesis questions</text:p>
        </text:list-item>
      </text:list>
      <text:p text:style-name="First_20_paragraph">Following the approach of Morcom -(<text:span text:style-name="T1">morcomScaffoldingSocialEmotional2014?</text:span>), I drew on Rogoff’s -(<text:span text:style-name="T1">rogoffObservingSocioculturalActivity1993?</text:span>) three planes of sociocultural activity used to help understand activity in a Community of Learners.</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43">
        <text:list-item>
          <text:p text:style-name="P45">Elements of Computational Thinking</text:p>
        </text:list-item>
        <text:list-item>
          <text:p text:style-name="P45">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text:soft-page-break/>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D&quot;:&quot;rxekswot&quot;,&quot;properties&quot;:{&quot;noteIndex&quot;:0,&quot;formattedCitation&quot;:&quot;[-@barron_parents_2009]&quot;},&quot;citationItems&quot;:[{&quot;prefix&quot;:&quot;&quot;,&quot;id&quot;:2830,&quot;suffix&quot;:&quot;&quot;,&quot;uri&quot;:[&quot;http://zotero.org/users/1913249/items/7GMWQYV6&quot;],&quot;suppress-author&quot;:true,&quot;itemData&quot;:{&quot;author&quot;:[{&quot;family&quot;:&quot;Barron&quot;,&quot;given&quot;:&quot;Brigid&quot;},{&quot;family&quot;:&quot;Martin&quot;,&quot;given&quot;:&quot;Caitlin Kennedy&quot;},{&quot;family&quot;:&quot;Takeuchi&quot;,&quot;given&quot;:&quot;Lori&quot;},{&quot;family&quot;:&quot;Fithian&quot;,&quot;given&quot;:&quot;Rachel&quot;}],&quot;volume&quot;:&quot;1&quot;,&quot;container-title&quot;:&quot;International Journal of Learning and Media&quot;,&quot;type&quot;:&quot;article-journal&quot;,&quot;URL&quot;:&quot;http://www.portico.org/Portico/article?article=phx73mtv74z&quot;,&quot;source&quot;:&quot;Crossref&quot;,&quot;issued&quot;:{&quot;date-parts&quot;:[[2009,5]]},&quot;ISSN&quot;:&quot;19436068&quot;,&quot;citation-key&quot;:&quot;barron_parents_2009&quot;,&quot;accessed&quot;:{&quot;date-parts&quot;:[[2018,10,30]]},&quot;id&quot;:&quot;barron_parents_2009&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DOI&quot;:&quot;10.1162/ijlm.2009.0021&quot;,&quot;language&quot;:&quot;en&quot;,&quot;issue&quot;:&quot;2&quot;},&quot;uris&quot;:[&quot;http://zotero.org/users/1913249/items/7GMWQYV6&quot;]}]} RNDygyoymoyuv"/>&lt;Do Zotero Refresh: [-@barron_parents_2009]&gt;<text:reference-mark-end text:name="ZOTERO_ITEM CSL_CITATION {&quot;schema&quot;:&quot;https://github.com/citation-style-language/schema/raw/master/csl-citation.json&quot;,&quot;citationID&quot;:&quot;rxekswot&quot;,&quot;properties&quot;:{&quot;noteIndex&quot;:0,&quot;formattedCitation&quot;:&quot;[-@barron_parents_2009]&quot;},&quot;citationItems&quot;:[{&quot;prefix&quot;:&quot;&quot;,&quot;id&quot;:2830,&quot;suffix&quot;:&quot;&quot;,&quot;uri&quot;:[&quot;http://zotero.org/users/1913249/items/7GMWQYV6&quot;],&quot;suppress-author&quot;:true,&quot;itemData&quot;:{&quot;author&quot;:[{&quot;family&quot;:&quot;Barron&quot;,&quot;given&quot;:&quot;Brigid&quot;},{&quot;family&quot;:&quot;Martin&quot;,&quot;given&quot;:&quot;Caitlin Kennedy&quot;},{&quot;family&quot;:&quot;Takeuchi&quot;,&quot;given&quot;:&quot;Lori&quot;},{&quot;family&quot;:&quot;Fithian&quot;,&quot;given&quot;:&quot;Rachel&quot;}],&quot;volume&quot;:&quot;1&quot;,&quot;container-title&quot;:&quot;International Journal of Learning and Media&quot;,&quot;type&quot;:&quot;article-journal&quot;,&quot;URL&quot;:&quot;http://www.portico.org/Portico/article?article=phx73mtv74z&quot;,&quot;source&quot;:&quot;Crossref&quot;,&quot;issued&quot;:{&quot;date-parts&quot;:[[2009,5]]},&quot;ISSN&quot;:&quot;19436068&quot;,&quot;citation-key&quot;:&quot;barron_parents_2009&quot;,&quot;accessed&quot;:{&quot;date-parts&quot;:[[2018,10,30]]},&quot;id&quot;:&quot;barron_parents_2009&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DOI&quot;:&quot;10.1162/ijlm.2009.0021&quot;,&quot;language&quot;:&quot;en&quot;,&quot;issue&quot;:&quot;2&quot;},&quot;uris&quot;:[&quot;http://zotero.org/users/1913249/items/7GMWQYV6&quot;]}]} RNDygyoymoyuv"/>.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D&quot;:&quot;przyiwpq&quot;,&quot;properties&quot;:{&quot;noteIndex&quot;:0,&quot;formattedCitation&quot;:&quot;[@winarno_steps_2020]&quot;},&quot;citationItems&quot;:[{&quot;prefix&quot;:&quot;&quot;,&quot;id&quot;:3733,&quot;suffix&quot;:&quot;&quot;,&quot;uri&quot;:[&quot;http://zotero.org/users/1913249/items/A5IWVSK8&quot;],&quot;itemData&quot;:{&quot;type&quot;:&quot;article-journal&quot;,&quot;author&quot;:[{&quot;family&quot;:&quot;Wi̇Narno&quot;,&quot;given&quot;:&quot;Nanang&quot;}],&quot;citation-key&quot;:&quot;winarno_steps_2020&quot;,&quot;container-title&quot;:&quot;Journal for the Education of Gifted Young Scientists&quot;,&quot;URL&quot;:&quot;https://dergipark.org.tr/en/doi/10.17478/jegys.766201&quot;,&quot;issued&quot;:{&quot;date-parts&quot;:[[2020,10,4]]},&quot;id&quot;:&quot;winarno_steps_2020&quot;,&quot;title-short&quot;:&quot;The Steps of the Engineering Design Process (EDP) in Science Education&quot;,&quot;source&quot;:&quot;DOI.org (Crossref)&quot;,&quot;title&quot;:&quot;The Steps of the Engineering Design Process (EDP) in Science Education: A Meta-Analysis&quot;,&quot;DOI&quot;:&quot;10.17478/jegys.766201&quot;,&quot;ISSN&quot;:&quot;2149-360X&quot;,&quot;accessed&quot;:{&quot;date-parts&quot;:[[2022,11,8]]}},&quot;uris&quot;:[&quot;http://zotero.org/users/1913249/items/A5IWVSK8&quot;]}]} RNDtuugpmeuww"/>&lt;Do Zotero Refresh: [@winarno_steps_2020]&gt;<text:reference-mark-end text:name="ZOTERO_ITEM CSL_CITATION {&quot;schema&quot;:&quot;https://github.com/citation-style-language/schema/raw/master/csl-citation.json&quot;,&quot;citationID&quot;:&quot;przyiwpq&quot;,&quot;properties&quot;:{&quot;noteIndex&quot;:0,&quot;formattedCitation&quot;:&quot;[@winarno_steps_2020]&quot;},&quot;citationItems&quot;:[{&quot;prefix&quot;:&quot;&quot;,&quot;id&quot;:3733,&quot;suffix&quot;:&quot;&quot;,&quot;uri&quot;:[&quot;http://zotero.org/users/1913249/items/A5IWVSK8&quot;],&quot;itemData&quot;:{&quot;type&quot;:&quot;article-journal&quot;,&quot;author&quot;:[{&quot;family&quot;:&quot;Wi̇Narno&quot;,&quot;given&quot;:&quot;Nanang&quot;}],&quot;citation-key&quot;:&quot;winarno_steps_2020&quot;,&quot;container-title&quot;:&quot;Journal for the Education of Gifted Young Scientists&quot;,&quot;URL&quot;:&quot;https://dergipark.org.tr/en/doi/10.17478/jegys.766201&quot;,&quot;issued&quot;:{&quot;date-parts&quot;:[[2020,10,4]]},&quot;id&quot;:&quot;winarno_steps_2020&quot;,&quot;title-short&quot;:&quot;The Steps of the Engineering Design Process (EDP) in Science Education&quot;,&quot;source&quot;:&quot;DOI.org (Crossref)&quot;,&quot;title&quot;:&quot;The Steps of the Engineering Design Process (EDP) in Science Education: A Meta-Analysis&quot;,&quot;DOI&quot;:&quot;10.17478/jegys.766201&quot;,&quot;ISSN&quot;:&quot;2149-360X&quot;,&quot;accessed&quot;:{&quot;date-parts&quot;:[[2022,11,8]]}},&quot;uris&quot;:[&quot;http://zotero.org/users/1913249/items/A5IWVSK8&quot;]}]} RNDtuugpmeuww"/>. Engineering is Elementary project adapted from the ABET (Accreditation Board for Engineering and Technology) guidelines <text:reference-mark-start text:name="ZOTERO_ITEM CSL_CITATION {&quot;schema&quot;:&quot;https://github.com/citation-style-language/schema/raw/master/csl-citation.json&quot;,&quot;citationID&quot;:&quot;rkppqodp&quot;,&quot;properties&quot;:{&quot;noteIndex&quot;:0,&quot;formattedCitation&quot;:&quot;[@syukri_impact_2018]&quot;},&quot;citationItems&quot;:[{&quot;prefix&quot;:&quot;&quot;,&quot;id&quot;:3732,&quot;suffix&quot;:&quot;&quot;,&quot;uri&quot;:[&quot;http://zotero.org/users/1913249/items/9AY6KHVV&quot;],&quot;itemData&quot;:{&quot;author&quot;:[{&quot;family&quot;:&quot;Syukri&quot;,&quot;given&quot;:&quot;M.&quot;},{&quot;family&quot;:&quot;Halim&quot;,&quot;given&quot;:&quot;L.&quot;},{&quot;family&quot;:&quot;Mohtar&quot;,&quot;given&quot;:&quot;L. E.&quot;},{&quot;family&quot;:&quot;Soewarno&quot;,&quot;given&quot;:&quot;S.&quot;}],&quot;volume&quot;:&quot;7&quot;,&quot;container-title&quot;:&quot;Jurnal Pendidikan IPA Indonesia&quot;,&quot;license&quot;:&quot;Copyright (c) 2018 Jurnal Pendidikan IPA Indonesia&quot;,&quot;number&quot;:&quot;1&quot;,&quot;type&quot;:&quot;article-journal&quot;,&quot;URL&quot;:&quot;https://journal.unnes.ac.id/nju/index.php/jpii/article/view/12297&quot;,&quot;citation-key&quot;:&quot;syukri_impact_2018&quot;,&quot;issued&quot;:{&quot;date-parts&quot;:[[2018,4,3]]},&quot;ISSN&quot;:&quot;2089-4392&quot;,&quot;source&quot;:&quot;journal.unnes.ac.id&quot;,&quot;accessed&quot;:{&quot;date-parts&quot;:[[2022,11,8]]},&quot;id&quot;:&quot;syukri_impact_2018&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itle&quot;:&quot;The Impact of Engineering Design Process in Teaching and Learning to Enhance Studentsâ€™ Science Problem-Solving Skills&quot;,&quot;DOI&quot;:&quot;10.15294/jpii.v7i1.12297&quot;,&quot;language&quot;:&quot;en&quot;,&quot;issue&quot;:&quot;1&quot;},&quot;uris&quot;:[&quot;http://zotero.org/users/1913249/items/9AY6KHVV&quot;]}]} RNDasnvncmnbv"/>&lt;Do Zotero Refresh: [@syukri_impact_2018]&gt;<text:reference-mark-end text:name="ZOTERO_ITEM CSL_CITATION {&quot;schema&quot;:&quot;https://github.com/citation-style-language/schema/raw/master/csl-citation.json&quot;,&quot;citationID&quot;:&quot;rkppqodp&quot;,&quot;properties&quot;:{&quot;noteIndex&quot;:0,&quot;formattedCitation&quot;:&quot;[@syukri_impact_2018]&quot;},&quot;citationItems&quot;:[{&quot;prefix&quot;:&quot;&quot;,&quot;id&quot;:3732,&quot;suffix&quot;:&quot;&quot;,&quot;uri&quot;:[&quot;http://zotero.org/users/1913249/items/9AY6KHVV&quot;],&quot;itemData&quot;:{&quot;author&quot;:[{&quot;family&quot;:&quot;Syukri&quot;,&quot;given&quot;:&quot;M.&quot;},{&quot;family&quot;:&quot;Halim&quot;,&quot;given&quot;:&quot;L.&quot;},{&quot;family&quot;:&quot;Mohtar&quot;,&quot;given&quot;:&quot;L. E.&quot;},{&quot;family&quot;:&quot;Soewarno&quot;,&quot;given&quot;:&quot;S.&quot;}],&quot;volume&quot;:&quot;7&quot;,&quot;container-title&quot;:&quot;Jurnal Pendidikan IPA Indonesia&quot;,&quot;license&quot;:&quot;Copyright (c) 2018 Jurnal Pendidikan IPA Indonesia&quot;,&quot;number&quot;:&quot;1&quot;,&quot;type&quot;:&quot;article-journal&quot;,&quot;URL&quot;:&quot;https://journal.unnes.ac.id/nju/index.php/jpii/article/view/12297&quot;,&quot;citation-key&quot;:&quot;syukri_impact_2018&quot;,&quot;issued&quot;:{&quot;date-parts&quot;:[[2018,4,3]]},&quot;ISSN&quot;:&quot;2089-4392&quot;,&quot;source&quot;:&quot;journal.unnes.ac.id&quot;,&quot;accessed&quot;:{&quot;date-parts&quot;:[[2022,11,8]]},&quot;id&quot;:&quot;syukri_impact_2018&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itle&quot;:&quot;The Impact of Engineering Design Process in Teaching and Learning to Enhance Studentsâ€™ Science Problem-Solving Skills&quot;,&quot;DOI&quot;:&quot;10.15294/jpii.v7i1.12297&quot;,&quot;language&quot;:&quot;en&quot;,&quot;issue&quot;:&quot;1&quot;},&quot;uris&quot;:[&quot;http://zotero.org/users/1913249/items/9AY6KHVV&quot;]}]} RNDasnvncmnbv"/> involves the following steps; Ask, Imagine, Plan, Create, Test, Improve, Share (<text:span text:style-name="T1">hester_engineering_2007?</text:span>).</text:p>
      <text:p text:style-name="Text_20_body">It has been adopted by the area of computing is one used in a recent book on coding by Bers <text:soft-page-break/>(<text:span text:style-name="T1">bers_coding_2021?</text:span>).</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1">schellArtGameDesign2008?</text:span>).</text:p>
      <text:p text:style-name="Text_20_body">Coding based on the game elements that are being added to the game serves to xxx ?</text:p>
      <text:p text:style-name="Text_20_body">As way of coding initially I considered the MDA framework for the simplicity.</text:p>
      <text:list text:style-name="L44">
        <text:list-item>
          <text:p text:style-name="P46">mechanics</text:p>
        </text:list-item>
        <text:list-item>
          <text:p text:style-name="P46">aesthetics</text:p>
        </text:list-item>
        <text:list-item>
          <text:p text:style-name="P46">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Text_20_body">In early stages I was influenced by the categorisation of game elements used by GSM team which also was implemented in the Game Jam Guide <text:reference-mark-start text:name="ZOTERO_ITEM CSL_CITATION {&quot;schema&quot;:&quot;https://github.com/citation-style-language/schema/raw/master/csl-citation.json&quot;,&quot;citationID&quot;:&quot;mlwyyxti&quot;,&quot;properties&quot;:{&quot;noteIndex&quot;:0,&quot;formattedCitation&quot;:&quot;[@cornish_game_2018; @institute_of_play_gamestar_nodate]&quot;},&quot;citationItems&quot;:[{&quot;prefix&quot;:&quot;&quot;,&quot;id&quot;:3534,&quot;suffix&quot;:&quot;&quot;,&quot;uri&quot;:[&quot;http://zotero.org/users/1913249/items/F6SGDXIK&quot;],&quot;itemData&quot;:{&quot;type&quot;:&quot;document&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accessed&quot;:{&quot;date-parts&quot;:[[2020,6,15]]},&quot;URL&quot;:&quot;https://kilthub.cmu.edu/articles/The_Game_Jam_Guide/6686948&quot;,&quot;id&quot;:&quot;cornish_game_2018&quot;,&quot;publisher&quot;:&quot;Carnegie Mellon University&quot;,&quot;source&quot;:&quot;Figshare&quot;,&quot;title&quot;:&quot;The Game Jam Guide&quot;,&quot;DOI&quot;:&quot;10.1184/R1/6686948.v1&quot;,&quot;issued&quot;:{&quot;date-parts&quot;:[[2018]]},&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s&quot;:[&quot;http://zotero.org/users/1913249/items/F6SGDXIK&quot;]},{&quot;prefix&quot;:&quot;&quot;,&quot;id&quot;:3889,&quot;suffix&quot;:&quot;&quot;,&quot;uri&quot;:[&quot;http://zotero.org/users/1913249/items/SMWBBVRP&quot;],&quot;itemData&quot;:{&quot;type&quot;:&quot;report&quot;,&quot;id&quot;:&quot;institute_of_play_gamestar_nodate&quot;,&quot;event-place&quot;:&quot;New York, NY&quot;,&quot;title&quot;:&quot;Gamestar Mechanic Getting Started Teacher Pack&quot;,&quot;citation-key&quot;:&quot;institute_of_play_gamestar_nodate&quot;,&quot;publisher&quot;:&quot;Institute of Play&quot;,&quot;author&quot;:[{&quot;literal&quot;:&quot;Institute of Play&quot;}],&quot;publisher-place&quot;:&quot;New York, NY&quot;},&quot;uris&quot;:[&quot;http://zotero.org/users/1913249/items/SMWBBVRP&quot;]}]} RNDnfmymwzelu"/>&lt;Do Zotero Refresh: [@cornish_game_2018; @institute_of_play_gamestar_nodate]&gt;<text:reference-mark-end text:name="ZOTERO_ITEM CSL_CITATION {&quot;schema&quot;:&quot;https://github.com/citation-style-language/schema/raw/master/csl-citation.json&quot;,&quot;citationID&quot;:&quot;mlwyyxti&quot;,&quot;properties&quot;:{&quot;noteIndex&quot;:0,&quot;formattedCitation&quot;:&quot;[@cornish_game_2018; @institute_of_play_gamestar_nodate]&quot;},&quot;citationItems&quot;:[{&quot;prefix&quot;:&quot;&quot;,&quot;id&quot;:3534,&quot;suffix&quot;:&quot;&quot;,&quot;uri&quot;:[&quot;http://zotero.org/users/1913249/items/F6SGDXIK&quot;],&quot;itemData&quot;:{&quot;type&quot;:&quot;document&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accessed&quot;:{&quot;date-parts&quot;:[[2020,6,15]]},&quot;URL&quot;:&quot;https://kilthub.cmu.edu/articles/The_Game_Jam_Guide/6686948&quot;,&quot;id&quot;:&quot;cornish_game_2018&quot;,&quot;publisher&quot;:&quot;Carnegie Mellon University&quot;,&quot;source&quot;:&quot;Figshare&quot;,&quot;title&quot;:&quot;The Game Jam Guide&quot;,&quot;DOI&quot;:&quot;10.1184/R1/6686948.v1&quot;,&quot;issued&quot;:{&quot;date-parts&quot;:[[2018]]},&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s&quot;:[&quot;http://zotero.org/users/1913249/items/F6SGDXIK&quot;]},{&quot;prefix&quot;:&quot;&quot;,&quot;id&quot;:3889,&quot;suffix&quot;:&quot;&quot;,&quot;uri&quot;:[&quot;http://zotero.org/users/1913249/items/SMWBBVRP&quot;],&quot;itemData&quot;:{&quot;type&quot;:&quot;report&quot;,&quot;id&quot;:&quot;institute_of_play_gamestar_nodate&quot;,&quot;event-place&quot;:&quot;New York, NY&quot;,&quot;title&quot;:&quot;Gamestar Mechanic Getting Started Teacher Pack&quot;,&quot;citation-key&quot;:&quot;institute_of_play_gamestar_nodate&quot;,&quot;publisher&quot;:&quot;Institute of Play&quot;,&quot;author&quot;:[{&quot;literal&quot;:&quot;Institute of Play&quot;}],&quot;publisher-place&quot;:&quot;New York, NY&quot;},&quot;uris&quot;:[&quot;http://zotero.org/users/1913249/items/SMWBBVRP&quot;]}]} RNDnfmymwzelu"/>. The key elements are:</text:p>
      <text:list text:style-name="L45">
        <text:list-item>
          <text:p text:style-name="P47">SPACE: Where the game takes place.</text:p>
        </text:list-item>
        <text:list-item>
          <text:p text:style-name="P47">GOAL: What is the objective of the game? What are you trying to do?</text:p>
        </text:list-item>
        <text:list-item>
          <text:p text:style-name="P47">COMPONENTS: What are all the objects or actors in the game?</text:p>
        </text:list-item>
        <text:list-item>
          <text:p text:style-name="P47">MECHANICS: What actions take place in the game. What are the verbs involved?</text:p>
        </text:list-item>
        <text:list-item>
          <text:p text:style-name="P47">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ext:soft-page-break/>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text:style-name="L46">
        <text:list-item>
          <text:p text:style-name="P48">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text:soft-page-break/>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About RQs and RD1 and RD2 and their evolutions.</text:p>
      <text:p text:style-name="Text_20_body">Different stages of revisiting. Examine journal and other writings and presentations for strands of thinking.</text:p>
      <text:p text:style-name="Text_20_body">Part of this early writing up process is to revise research questions. To so this I’ve used a Kanban software allowing rapid revision and repositioning of questions and concepts. [What is a KanBan approach. ]</text:p>
      <text:p text:style-name="Text_20_body">Trello link - https://trello.com/b/cuElVYPQ/phd-questions</text:p>
      <text:p text:style-name="Text_20_body">Themes emerging include the alternation of abstract and concrete as a suggested learning journey, explored in my journal. However this seems to be explored in research on semantic waves with studies of more breadth so it did not seem a good idea to follow that thread in my thesis. There was something about the formalisation of this process into graph form which put me off. I also realised that the frameworks that I spent a while trying to make accessible and <text:soft-page-break/>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able indicating where and how RQs answered</text:p>
      <text:p text:style-name="Text_20_body">https://docs.google.com/document/d/1RZnznbR4HKrgL8VFfIqoCrCAJM0mf_sM8iEN4KCGeZ4/edit</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text:style-name="L47">
        <text:list-item>
          <text:p text:style-name="P49">Literature review -</text:p>
        </text:list-item>
        <text:list-item>
          <text:p text:style-name="P49">Interviews with practitioners guided the design in broad principles.</text:p>
        </text:list-item>
        <text:list-item>
          <text:p text:style-name="P49">Interviews with participants some informal and some formal instructed directly adaptations to design</text:p>
        </text:list-item>
        <text:list-item>
          <text:p text:style-name="P49">Journal notes</text:p>
        </text:list-item>
        <text:list-item>
          <text:p text:style-name="P49">Changes to the resources themselves - in tandem with journal notes,<text:line-break/></text:p>
        </text:list-item>
        <text:list-item>
          <text:p text:style-name="P49">Analysis of video data (stage one)</text:p>
        </text:list-item>
      </text:list>
      <text:h text:style-name="Heading_20_3" text:outline-level="3"><text:bookmark-start text:name="rq3---how-do-game-patterns-support-the-development-of-coding-practices-with-novices"/><text:soft-page-break/>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2" text:outline-level="2"><text:bookmark-start text:name="discussion-on-methodology-in-relation-to-other-dbr"/>Discussion on Methodology in relation to other DBR<text:bookmark-end text:name="discussion-on-methodology-in-relation-to-other-dbr"/></text:h>
      <text:p text:style-name="First_20_paragraph">How does this methodology relate / add to existing models?</text:p>
      <text:h text:style-name="Heading_20_3" text:outline-level="3"><text:bookmark-start text:name="more-material-on-expansive-learning"/>More material on Expansive Learning<text:bookmark-end text:name="more-material-on-expansive-learning"/></text:h>
      <text:p text:style-name="First_20_paragraph">_posts/thesis_chapters/holding/methodology_notes_longform_pre_spring_2022.md</text:p>
      <text:h text:style-name="Heading_20_3" text:outline-level="3"><text:bookmark-start text:name="th-dimension-case-study"/>5th dimension Case Study<text:bookmark-end text:name="th-dimension-case-study"/></text:h>
      <text:p text:style-name="First_20_paragraph">NOTE - TOO LONG – COMPRESS?</text:p>
      <text:p text:style-name="P50">More On Formative Interventions</text:p>
      <text:p text:style-name="Text_20_body">As previously explored, to allow for development of design through experimentation I have been inspired by the tradition of design experiments and formative interventions. One of the most striking set of practical techniques are those used in Engeström’s take on Expansive Learning, specifically set of processes applied in a workplace setting called Change Laboratory (CL) Engeström, 2007).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2">th</text:span> Dimension project led by Michael Cole. This educational intervention used University support of volunteers, equipment and technical support in after-school settings in <text:soft-page-break/>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2">th</text:span> Dimension intervention, a narrative fiction of a ‘wizard’ to rapidly 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ext:span text:style-name="T2">th</text:span> Dimension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h text:style-name="Heading_20_3" text:outline-level="3"><text:bookmark-start text:name="discussion-based-on-case-studies."/>Discussion based on case studies.<text:bookmark-end text:name="discussion-based-on-case-studies."/></text:h>
      <text:p text:style-name="First_20_paragraph">NOTE - NO TOO LONG - NOT NEEDED In this section the context, and motivations of the above case studies are analysed in relation to the context of this study.</text:p>
      <text:h text:style-name="Heading_20_2" text:outline-level="2"><text:bookmark-start text:name="transition-to-next-chapter---about-the-specifics-of-mutual-evolution-of-learning-design"/>Transition to next Chapter - About the specifics of mutual evolution of Learning DESIGN<text:bookmark-end text:name="transition-to-next-chapter---about-the-specifics-of-mutual-evolution-of-learning-design"/></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48">
        <text:list-item>
          <text:p text:style-name="P51">mutual appropriation and ethics of participation rather than extraction</text:p>
        </text:list-item>
        <text:list-item>
          <text:p text:style-name="P51">generating material suitable for sharing as research but also basis for starting other communities, be this via tools process or other</text:p>
        </text:list-item>
        <text:list-item>
          <text:p text:style-name="P51">the difficulties of transmitting research outcomes to non-academics - give positive exampl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Methodology</dc:title>
    <dc:description/>
    <dc:subject/>
    <meta:keyword/>
    <meta:initial-creator/>
    <dc:creator/>
    <meta:creation-date>2023-06-15T08:07:14Z</meta:creation-date>
    <dc:date>2023-06-15T08:07:14Z</dc:date>
    <meta:document-statistic meta:table-count="0" meta:image-count="0" meta:object-count="0" meta:page-count="22" meta:paragraph-count="401" meta:word-count="7898" meta:character-count="50665" meta:non-whitespace-character-count="4333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